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0.365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0.381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5.332cm"/>
    </style:style>
    <style:style style:name="co13" style:family="table-column">
      <style:table-column-properties fo:break-before="auto" style:column-width="7.8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2.351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169cm"/>
    </style:style>
    <style:style style:name="co20" style:family="table-column">
      <style:table-column-properties fo:break-before="auto" style:column-width="3.757cm"/>
    </style:style>
    <style:style style:name="co21" style:family="table-column">
      <style:table-column-properties fo:break-before="auto" style:column-width="0.489cm"/>
    </style:style>
    <style:style style:name="co22" style:family="table-column">
      <style:table-column-properties fo:break-before="auto" style:column-width="9.853cm"/>
    </style:style>
    <style:style style:name="co23" style:family="table-column">
      <style:table-column-properties fo:break-before="auto" style:column-width="5.958cm"/>
    </style:style>
    <style:style style:name="co24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#dde8cb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table:style-name="ce17" office:value-type="string" calcext:value-type="string">
            <text:p>XIS Classic</text:p>
          </table:table-cell>
          <table:table-cell table:style-name="ce17" office:value-type="string" calcext:value-type="string">
            <text:p>AXIS Extreme</text:p>
          </table:table-cell>
          <table:table-cell table:style-name="ce2" office:value-type="string" calcext:value-type="string">
            <text:p>AXIS Tropical</text:p>
          </table:table-cell>
          <table:table-cell table:style-name="ce17" office:value-type="string" calcext:value-type="string">
            <text:p>Steeltown (FIRS)</text:p>
          </table:table-cell>
          <table:table-cell table:style-name="ce17" office:value-type="string" calcext:value-type="string">
            <text:p>Steeltown+</text:p>
          </table:table-cell>
          <table:table-cell table:style-name="ce17" office:value-type="string" calcext:value-type="string">
            <text:p>Chemset</text:p>
          </table:table-cell>
          <table:table-cell table:style-name="ce22" office:value-type="string" calcext:value-type="string">
            <text:p>Name (FIRS)</text:p>
          </table:table-cell>
          <table:table-cell table:style-name="ce22" office:value-type="string" calcext:value-type="string">
            <text:p>Name (AXIS)</text:p>
          </table:table-cell>
          <table:table-cell table:style-name="ce22" office:value-type="string" calcext:value-type="string">
            <text:p>NML ID</text:p>
          </table:table-cell>
          <table:table-cell table:style-name="ce22" office:value-type="string" calcext:value-type="string">
            <text:p>Label</text:p>
          </table:table-cell>
          <table:table-cell table:style-name="ce42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cid" xlink:type="simple">Acid</text:a> </text:p>
          </table:table-cell>
          <table:table-cell table:style-name="ce26" office:value-type="string" calcext:value-type="string">
            <text:p>(Acetic) <text:a xlink:href="../docs/html/cargos.html#acid" xlink:type="simple">Acid</text:a> </text:p>
          </table:table-cell>
          <table:table-cell table:style-name="ce26" office:value-type="string" calcext:value-type="string">
            <text:p>acid</text:p>
          </table:table-cell>
          <table:table-cell table:style-name="ce26" office:value-type="string" calcext:value-type="string">
            <text:p>ACID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alcohol" xlink:type="simple">Alcohol</text:a> </text:p>
          </table:table-cell>
          <table:table-cell table:style-name="ce26" office:value-type="string" calcext:value-type="string">
            <text:p><text:a xlink:href="../docs/html/cargos.html#alcohol" xlink:type="simple">Alcohol</text:a> </text:p>
          </table:table-cell>
          <table:table-cell table:style-name="ce26" office:value-type="string" calcext:value-type="string">
            <text:p>alcohol</text:p>
          </table:table-cell>
          <table:table-cell table:style-name="ce26" office:value-type="string" calcext:value-type="string">
            <text:p>BEER</text:p>
          </table:table-cell>
          <table:table-cell table:style-name="ce43"/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Express, Piece Goods (countable), 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lloy_steel" xlink:type="simple">Alloy Steel</text:a> </text:p>
          </table:table-cell>
          <table:table-cell table:style-name="ce26" office:value-type="string" calcext:value-type="string">
            <text:p><text:a xlink:href="../docs/html/cargos.html#alloy_steel" xlink:type="simple">Alloy Steel</text:a> </text:p>
          </table:table-cell>
          <table:table-cell table:style-name="ce26" office:value-type="string" calcext:value-type="string">
            <text:p>alloy_steel</text:p>
          </table:table-cell>
          <table:table-cell table:style-name="ce26" office:value-type="string" calcext:value-type="string">
            <text:p>STA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luminia" xlink:type="simple">Aluminia</text:a> </text:p>
          </table:table-cell>
          <table:table-cell table:style-name="ce26" office:value-type="string" calcext:value-type="string">
            <text:p><text:a xlink:href="../docs/html/cargos.html#aluminia" xlink:type="simple">Aluminia</text:a> </text:p>
          </table:table-cell>
          <table:table-cell table:style-name="ce26" office:value-type="string" calcext:value-type="string">
            <text:p>aluminia</text:p>
          </table:table-cell>
          <table:table-cell table:style-name="ce26" office:value-type="string" calcext:value-type="string">
            <text:p>ALO_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luminium" xlink:type="simple">Aluminium</text:a> </text:p>
          </table:table-cell>
          <table:table-cell table:style-name="ce26" office:value-type="string" calcext:value-type="string">
            <text:p><text:a xlink:href="../docs/html/cargos.html#aluminium" xlink:type="simple">Aluminium</text:a> </text:p>
          </table:table-cell>
          <table:table-cell table:style-name="ce26" office:value-type="string" calcext:value-type="string">
            <text:p>aluminium</text:p>
          </table:table-cell>
          <table:table-cell table:style-name="ce26" office:value-type="string" calcext:value-type="string">
            <text:p>ALU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mmonia" xlink:type="simple">Ammonia</text:a> </text:p>
          </table:table-cell>
          <table:table-cell table:style-name="ce26" office:value-type="string" calcext:value-type="string">
            <text:p><text:a xlink:href="../docs/html/cargos.html#ammonia" xlink:type="simple">Ammonia</text:a> </text:p>
          </table:table-cell>
          <table:table-cell table:style-name="ce26" office:value-type="string" calcext:value-type="string">
            <text:p>ammonia</text:p>
          </table:table-cell>
          <table:table-cell table:style-name="ce26" office:value-type="string" calcext:value-type="string">
            <text:p>NH3_</text:p>
          </table:table-cell>
          <table:table-cell table:style-name="ce43"/>
          <table:table-cell table:style-name="ce26" office:value-type="float" office:value="0.6" calcext:value-type="float">
            <text:p>0.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mmonium_nitrate" xlink:type="simple">Ammonium Nitrate</text:a> </text:p>
          </table:table-cell>
          <table:table-cell table:style-name="ce26" office:value-type="string" calcext:value-type="string">
            <text:p><text:a xlink:href="../docs/html/cargos.html#ammonium_nitrate" xlink:type="simple">Ammonium Nitrate</text:a> </text:p>
          </table:table-cell>
          <table:table-cell table:style-name="ce26" office:value-type="string" calcext:value-type="string">
            <text:p>ammonium_nitrate</text:p>
          </table:table-cell>
          <table:table-cell table:style-name="ce26" office:value-type="string" calcext:value-type="string">
            <text:p>NHNO</text:p>
          </table:table-cell>
          <table:table-cell table:style-name="ce43"/>
          <table:table-cell table:style-name="ce26" office:value-type="float" office:value="0.6" calcext:value-type="float">
            <text:p>0.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Bulk (uncountable), Piece Goods (countable)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bauxite" xlink:type="simple">Bauxite</text:a> </text:p>
          </table:table-cell>
          <table:table-cell table:style-name="ce26" office:value-type="string" calcext:value-type="string">
            <text:p><text:a xlink:href="../docs/html/cargos.html#bauxite" xlink:type="simple">Bauxite</text:a> </text:p>
          </table:table-cell>
          <table:table-cell table:style-name="ce26" office:value-type="string" calcext:value-type="string">
            <text:p>bauxite</text:p>
          </table:table-cell>
          <table:table-cell table:style-name="ce26" office:value-type="string" calcext:value-type="string">
            <text:p>A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 office:value-type="string" calcext:value-type="string">
            <text:p><text:a xlink:href="../docs/html/cargos.html#beans" xlink:type="simple">Beans</text:a> </text:p>
          </table:table-cell>
          <table:table-cell table:style-name="ce26" office:value-type="string" calcext:value-type="string">
            <text:p><text:a xlink:href="../docs/html/cargos.html#beans" xlink:type="simple">Beans</text:a> </text:p>
          </table:table-cell>
          <table:table-cell table:style-name="ce26" office:value-type="string" calcext:value-type="string">
            <text:p>beans</text:p>
          </table:table-cell>
          <table:table-cell table:style-name="ce26" office:value-type="string" calcext:value-type="string">
            <text:p>BEAN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46" office:value-type="string" calcext:value-type="string">
            <text:p>Biomass</text:p>
          </table:table-cell>
          <table:table-cell table:style-name="ce26" office:value-type="string" calcext:value-type="string">
            <text:p>biomass</text:p>
          </table:table-cell>
          <table:table-cell table:style-name="ce26" office:value-type="string" calcext:value-type="string">
            <text:p>BIO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9"/>
          <table:table-cell/>
          <table:table-cell table:style-name="ce26" office:value-type="string" calcext:value-type="string">
            <text:p><text:a xlink:href="../docs/html/cargos.html#building_materials" xlink:type="simple">Building Materials</text:a> </text:p>
          </table:table-cell>
          <table:table-cell table:style-name="ce26" office:value-type="string" calcext:value-type="string">
            <text:p><text:a xlink:href="../docs/html/cargos.html#building_materials" xlink:type="simple">Building Materials</text:a> </text:p>
          </table:table-cell>
          <table:table-cell table:style-name="ce26" office:value-type="string" calcext:value-type="string">
            <text:p>building_materials</text:p>
          </table:table-cell>
          <table:table-cell table:style-name="ce26" office:value-type="string" calcext:value-type="string">
            <text:p>BDM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string" calcext:value-type="string">
            <text:p>Piece Goods (countable), 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arbon_black" xlink:type="simple">Carbon Black</text:a> </text:p>
          </table:table-cell>
          <table:table-cell table:style-name="ce26" office:value-type="string" calcext:value-type="string">
            <text:p><text:a xlink:href="../docs/html/cargos.html#carbon_black" xlink:type="simple">Carbon Black</text:a> </text:p>
          </table:table-cell>
          <table:table-cell table:style-name="ce26" office:value-type="string" calcext:value-type="string">
            <text:p>carbon_black</text:p>
          </table:table-cell>
          <table:table-cell table:style-name="ce26" office:value-type="string" calcext:value-type="string">
            <text:p>CBLK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string" calcext:value-type="string">
            <text:p>Piece Goods (countable), Bulk (uncountable), Covered (weather protected), Powder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arbon_steel" xlink:type="simple">Carbon Steel</text:a> </text:p>
          </table:table-cell>
          <table:table-cell table:style-name="ce26" office:value-type="string" calcext:value-type="string">
            <text:p><text:a xlink:href="../docs/html/cargos.html#carbon_steel" xlink:type="simple">Carbon Steel</text:a> </text:p>
          </table:table-cell>
          <table:table-cell table:style-name="ce26" office:value-type="string" calcext:value-type="string">
            <text:p>carbon_steel</text:p>
          </table:table-cell>
          <table:table-cell table:style-name="ce26" office:value-type="string" calcext:value-type="string">
            <text:p>STCB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cassava" xlink:type="simple">Cassava</text:a> </text:p>
          </table:table-cell>
          <table:table-cell table:style-name="ce26" office:value-type="string" calcext:value-type="string">
            <text:p><text:a xlink:href="../docs/html/cargos.html#cassava" xlink:type="simple">Cassava</text:a> </text:p>
          </table:table-cell>
          <table:table-cell table:style-name="ce26" office:value-type="string" calcext:value-type="string">
            <text:p>cassava</text:p>
          </table:table-cell>
          <table:table-cell table:style-name="ce26" office:value-type="string" calcext:value-type="string">
            <text:p>CAS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cast_iron" xlink:type="simple">Cast Iron</text:a> </text:p>
          </table:table-cell>
          <table:table-cell table:style-name="ce26" office:value-type="string" calcext:value-type="string">
            <text:p><text:a xlink:href="../docs/html/cargos.html#cast_iron" xlink:type="simple">Cast Iron</text:a> </text:p>
          </table:table-cell>
          <table:table-cell table:style-name="ce26" office:value-type="string" calcext:value-type="string">
            <text:p>cast_iron</text:p>
          </table:table-cell>
          <table:table-cell table:style-name="ce26" office:value-type="string" calcext:value-type="string">
            <text:p>CSTI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ement" xlink:type="simple">Cement</text:a> </text:p>
          </table:table-cell>
          <table:table-cell table:style-name="ce28" office:value-type="string" calcext:value-type="string">
            <text:p>Cement Clinker</text:p>
          </table:table-cell>
          <table:table-cell table:style-name="ce26" office:value-type="string" calcext:value-type="string">
            <text:p>cement</text:p>
          </table:table-cell>
          <table:table-cell table:style-name="ce26" office:value-type="string" calcext:value-type="string">
            <text:p>CMN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string" calcext:value-type="string">
            <text:p>Bulk (uncountable), Covered (weather protected), Powder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hemicals" xlink:type="simple">Chemicals</text:a> </text:p>
          </table:table-cell>
          <table:table-cell table:style-name="ce28" office:value-type="string" calcext:value-type="string">
            <text:p>(Petrochemicals) Refined Oil</text:p>
          </table:table-cell>
          <table:table-cell table:style-name="ce26" office:value-type="string" calcext:value-type="string">
            <text:p>chemicals</text:p>
          </table:table-cell>
          <table:table-cell table:style-name="ce26" office:value-type="string" calcext:value-type="string">
            <text:p>RFPR</text:p>
          </table:table-cell>
          <table:table-cell table:style-name="ce43"/>
          <table:table-cell table:style-name="ce26" office:value-type="float" office:value="1.2" calcext:value-type="float">
            <text:p>1.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Liquid, Piece Goods (countable)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hlorine" xlink:type="simple">Chlorine</text:a> </text:p>
          </table:table-cell>
          <table:table-cell table:style-name="ce26" office:value-type="string" calcext:value-type="string">
            <text:p><text:a xlink:href="../docs/html/cargos.html#chlorine" xlink:type="simple">Chlorine</text:a> </text:p>
          </table:table-cell>
          <table:table-cell table:style-name="ce26" office:value-type="string" calcext:value-type="string">
            <text:p>chlorine</text:p>
          </table:table-cell>
          <table:table-cell table:style-name="ce26" office:value-type="string" calcext:value-type="string">
            <text:p>CHLO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chromite_ore" xlink:type="simple">Chromite Ore</text:a> </text:p>
          </table:table-cell>
          <table:table-cell table:style-name="ce26" office:value-type="string" calcext:value-type="string">
            <text:p><text:a xlink:href="../docs/html/cargos.html#chromite_ore" xlink:type="simple">Chromite Ore</text:a> </text:p>
          </table:table-cell>
          <table:table-cell table:style-name="ce26" office:value-type="string" calcext:value-type="string">
            <text:p>chromite_ore</text:p>
          </table:table-cell>
          <table:table-cell table:style-name="ce26" office:value-type="string" calcext:value-type="string">
            <text:p>CHRO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clay" xlink:type="simple">Clay</text:a> </text:p>
          </table:table-cell>
          <table:table-cell table:style-name="ce26" office:value-type="string" calcext:value-type="string">
            <text:p><text:a xlink:href="../docs/html/cargos.html#clay" xlink:type="simple">Clay</text:a> </text:p>
          </table:table-cell>
          <table:table-cell table:style-name="ce26" office:value-type="string" calcext:value-type="string">
            <text:p>clay</text:p>
          </table:table-cell>
          <table:table-cell table:style-name="ce26" office:value-type="string" calcext:value-type="string">
            <text:p>CLAY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leaning_agents" xlink:type="simple">Cleaning Agents</text:a> </text:p>
          </table:table-cell>
          <table:table-cell table:style-name="ce26" office:value-type="string" calcext:value-type="string">
            <text:p><text:a xlink:href="../docs/html/cargos.html#cleaning_agents" xlink:type="simple">Cleaning Agents</text:a> </text:p>
          </table:table-cell>
          <table:table-cell table:style-name="ce26" office:value-type="string" calcext:value-type="string">
            <text:p>cleaning_agents</text:p>
          </table:table-cell>
          <table:table-cell table:style-name="ce26" office:value-type="string" calcext:value-type="string">
            <text:p>SOAP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Liquid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al" xlink:type="simple">Coal</text:a> </text:p>
          </table:table-cell>
          <table:table-cell table:style-name="ce26" office:value-type="string" calcext:value-type="string">
            <text:p><text:a xlink:href="../docs/html/cargos.html#coal" xlink:type="simple">Coal</text:a> 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COA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20"/>
          <table:table-cell/>
          <table:table-cell table:style-name="ce26"/>
          <table:table-cell table:style-name="ce21" office:value-type="string" calcext:value-type="string">
            <text:p>Cobalt</text:p>
          </table:table-cell>
          <table:table-cell table:style-name="ce26" office:value-type="string" calcext:value-type="string">
            <text:p>cobalt</text:p>
          </table:table-cell>
          <table:table-cell table:style-name="ce26"/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/>
          <table:table-cell table:style-name="ce28" office:value-type="string" calcext:value-type="string">
            <text:p>Tar</text:p>
          </table:table-cell>
          <table:table-cell table:style-name="ce26" office:value-type="string" calcext:value-type="string">
            <text:p>coal_tar</text:p>
          </table:table-cell>
          <table:table-cell table:style-name="ce26" office:value-type="string" calcext:value-type="string">
            <text:p>CTA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coffee" xlink:type="simple">Coffee</text:a> </text:p>
          </table:table-cell>
          <table:table-cell table:style-name="ce26" office:value-type="string" calcext:value-type="string">
            <text:p><text:a xlink:href="../docs/html/cargos.html#coffee" xlink:type="simple">Coffee</text:a> </text:p>
          </table:table-cell>
          <table:table-cell table:style-name="ce26" office:value-type="string" calcext:value-type="string">
            <text:p>coffee</text:p>
          </table:table-cell>
          <table:table-cell table:style-name="ce26" office:value-type="string" calcext:value-type="string">
            <text:p>JAVA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string" calcext:value-type="string">
            <text:p>Piece Goods (countable), Expres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ke" xlink:type="simple">Coke</text:a> </text:p>
          </table:table-cell>
          <table:table-cell table:style-name="ce26" office:value-type="string" calcext:value-type="string">
            <text:p><text:a xlink:href="../docs/html/cargos.html#coke" xlink:type="simple">Coke</text:a> </text:p>
          </table:table-cell>
          <table:table-cell table:style-name="ce26" office:value-type="string" calcext:value-type="string">
            <text:p>coke</text:p>
          </table:table-cell>
          <table:table-cell table:style-name="ce26" office:value-type="string" calcext:value-type="string">
            <text:p>COK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pper" xlink:type="simple">Copper</text:a> </text:p>
          </table:table-cell>
          <table:table-cell table:style-name="ce26" office:value-type="string" calcext:value-type="string">
            <text:p><text:a xlink:href="../docs/html/cargos.html#copper" xlink:type="simple">Copper</text:a> </text:p>
          </table:table-cell>
          <table:table-cell table:style-name="ce26" office:value-type="string" calcext:value-type="string">
            <text:p>copper</text:p>
          </table:table-cell>
          <table:table-cell table:style-name="ce26" office:value-type="string" calcext:value-type="string">
            <text:p>COP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pper_concentrate" xlink:type="simple">Copper Concentrate</text:a> </text:p>
          </table:table-cell>
          <table:table-cell table:style-name="ce26" office:value-type="string" calcext:value-type="string">
            <text:p><text:a xlink:href="../docs/html/cargos.html#copper_concentrate" xlink:type="simple">Copper Concentrate</text:a> </text:p>
          </table:table-cell>
          <table:table-cell table:style-name="ce26" office:value-type="string" calcext:value-type="string">
            <text:p>copper_concentrate</text:p>
          </table:table-cell>
          <table:table-cell table:style-name="ce26" office:value-type="string" calcext:value-type="string">
            <text:p>COCO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copper_ore" xlink:type="simple">Copper Ore</text:a> </text:p>
          </table:table-cell>
          <table:table-cell table:style-name="ce26" office:value-type="string" calcext:value-type="string">
            <text:p><text:a xlink:href="../docs/html/cargos.html#copper_ore" xlink:type="simple">Copper Ore</text:a> </text:p>
          </table:table-cell>
          <table:table-cell table:style-name="ce26" office:value-type="string" calcext:value-type="string">
            <text:p>copper_ore</text:p>
          </table:table-cell>
          <table:table-cell table:style-name="ce26" office:value-type="string" calcext:value-type="string">
            <text:p>C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diamonds" xlink:type="simple">Diamonds</text:a> </text:p>
          </table:table-cell>
          <table:table-cell table:style-name="ce26" office:value-type="string" calcext:value-type="string">
            <text:p><text:a xlink:href="../docs/html/cargos.html#diamonds" xlink:type="simple">Diamonds</text:a> </text:p>
          </table:table-cell>
          <table:table-cell table:style-name="ce26" office:value-type="string" calcext:value-type="string">
            <text:p>diamonds</text:p>
          </table:table-cell>
          <table:table-cell table:style-name="ce26" office:value-type="string" calcext:value-type="string">
            <text:p>DIA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string" calcext:value-type="string">
            <text:p>Armour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edible_oil" xlink:type="simple">Edible Oil</text:a> </text:p>
          </table:table-cell>
          <table:table-cell table:style-name="ce26" office:value-type="string" calcext:value-type="string">
            <text:p><text:a xlink:href="../docs/html/cargos.html#edible_oil" xlink:type="simple">Edible Oil</text:a> </text:p>
          </table:table-cell>
          <table:table-cell table:style-name="ce26" office:value-type="string" calcext:value-type="string">
            <text:p>edible_oil</text:p>
          </table:table-cell>
          <table:table-cell table:style-name="ce26" office:value-type="string" calcext:value-type="string">
            <text:p>EOI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string" calcext:value-type="string">
            <text:p>Piece Goods (countable), 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electrical_parts" xlink:type="simple">Electrical Parts</text:a> </text:p>
          </table:table-cell>
          <table:table-cell table:style-name="ce26" office:value-type="string" calcext:value-type="string">
            <text:p><text:a xlink:href="../docs/html/cargos.html#electrical_parts" xlink:type="simple">Electrical Parts</text:a> </text:p>
          </table:table-cell>
          <table:table-cell table:style-name="ce26" office:value-type="string" calcext:value-type="string">
            <text:p>electrical_parts</text:p>
          </table:table-cell>
          <table:table-cell table:style-name="ce26" office:value-type="string" calcext:value-type="string">
            <text:p>POW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26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26" office:value-type="string" calcext:value-type="string">
            <text:p>engineering_supplies</text:p>
          </table:table-cell>
          <table:table-cell table:style-name="ce26" office:value-type="string" calcext:value-type="string">
            <text:p>ENSP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string" calcext:value-type="string">
            <text:p>Express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ethylene" xlink:type="simple">Ethylene</text:a> </text:p>
          </table:table-cell>
          <table:table-cell table:style-name="ce28" office:value-type="string" calcext:value-type="string">
            <text:p>Monomer</text:p>
          </table:table-cell>
          <table:table-cell table:style-name="ce26" office:value-type="string" calcext:value-type="string">
            <text:p>ethylene</text:p>
          </table:table-cell>
          <table:table-cell table:style-name="ce26" office:value-type="string" calcext:value-type="string">
            <text:p>C2H4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 office:value-type="string" calcext:value-type="string">
            <text:p><text:a xlink:href="../docs/html/cargos.html#explosives" xlink:type="simple">Explosives</text:a> </text:p>
          </table:table-cell>
          <table:table-cell table:style-name="ce26" office:value-type="string" calcext:value-type="string">
            <text:p><text:a xlink:href="../docs/html/cargos.html#explosives" xlink:type="simple">Explosives</text:a> </text:p>
          </table:table-cell>
          <table:table-cell table:style-name="ce26" office:value-type="string" calcext:value-type="string">
            <text:p>explosives</text:p>
          </table:table-cell>
          <table:table-cell table:style-name="ce26" office:value-type="string" calcext:value-type="string">
            <text:p>BOOM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string" calcext:value-type="string">
            <text:p>Express, Piece Goods (countable)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arm_supplies" xlink:type="simple">Farm Supplies</text:a> </text:p>
          </table:table-cell>
          <table:table-cell table:style-name="ce26" office:value-type="string" calcext:value-type="string">
            <text:p><text:a xlink:href="../docs/html/cargos.html#farm_supplies" xlink:type="simple">Farm Supplies</text:a> </text:p>
          </table:table-cell>
          <table:table-cell table:style-name="ce26" office:value-type="string" calcext:value-type="string">
            <text:p>farm_supplies</text:p>
          </table:table-cell>
          <table:table-cell table:style-name="ce26" office:value-type="string" calcext:value-type="string">
            <text:p>FMSP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string" calcext:value-type="string">
            <text:p>Express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errochrome" xlink:type="simple">Ferrochrome</text:a> </text:p>
          </table:table-cell>
          <table:table-cell table:style-name="ce28" office:value-type="string" calcext:value-type="string">
            <text:p>Ferroalloy</text:p>
          </table:table-cell>
          <table:table-cell table:style-name="ce26" office:value-type="string" calcext:value-type="string">
            <text:p>ferrochrome</text:p>
          </table:table-cell>
          <table:table-cell table:style-name="ce26" office:value-type="string" calcext:value-type="string">
            <text:p>FEC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fertiliser" xlink:type="simple">Fertiliser</text:a> </text:p>
          </table:table-cell>
          <table:table-cell table:style-name="ce26" office:value-type="string" calcext:value-type="string">
            <text:p><text:a xlink:href="../docs/html/cargos.html#fertiliser" xlink:type="simple">Fertiliser</text:a> </text:p>
          </table:table-cell>
          <table:table-cell table:style-name="ce26" office:value-type="string" calcext:value-type="string">
            <text:p>fertiliser</text:p>
          </table:table-cell>
          <table:table-cell table:style-name="ce26" office:value-type="string" calcext:value-type="string">
            <text:p>FER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string" calcext:value-type="string">
            <text:p>Piece Goods (countable), 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ish" xlink:type="simple">Fish</text:a> </text:p>
          </table:table-cell>
          <table:table-cell table:style-name="ce28" office:value-type="string" calcext:value-type="string">
            <text:p>Fish (and Meat)</text:p>
          </table:table-cell>
          <table:table-cell table:style-name="ce26" office:value-type="string" calcext:value-type="string">
            <text:p>fish</text:p>
          </table:table-cell>
          <table:table-cell table:style-name="ce26" office:value-type="string" calcext:value-type="string">
            <text:p>FISH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string" calcext:value-type="string">
            <text:p>Express, Refrigerat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0" table:number-columns-repeated="2"/>
          <table:table-cell table:style-name="ce32"/>
          <table:table-cell table:style-name="ce46" office:value-type="string" calcext:value-type="string">
            <text:p>Flour</text:p>
          </table:table-cell>
          <table:table-cell table:style-name="ce26" office:value-type="string" calcext:value-type="string">
            <text:p>flour</text:p>
          </table:table-cell>
          <table:table-cell table:style-name="ce26" office:value-type="string" calcext:value-type="string">
            <text:p>BAK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bulk, covered, powderised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ood" xlink:type="simple">Food</text:a> </text:p>
          </table:table-cell>
          <table:table-cell table:style-name="ce26" office:value-type="string" calcext:value-type="string">
            <text:p><text:a xlink:href="../docs/html/cargos.html#food" xlink:type="simple">Food</text:a> </text:p>
          </table:table-cell>
          <table:table-cell table:style-name="ce26" office:value-type="string" calcext:value-type="string">
            <text:p>food</text:p>
          </table:table-cell>
          <table:table-cell table:style-name="ce26" office:value-type="string" calcext:value-type="string">
            <text:p>FOO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Refrigerated, Expres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food_additives" xlink:type="simple">Food Additives</text:a> </text:p>
          </table:table-cell>
          <table:table-cell table:style-name="ce26" office:value-type="string" calcext:value-type="string">
            <text:p><text:a xlink:href="../docs/html/cargos.html#food_additives" xlink:type="simple">Food Additives</text:a> </text:p>
          </table:table-cell>
          <table:table-cell table:style-name="ce26" office:value-type="string" calcext:value-type="string">
            <text:p>food_additives</text:p>
          </table:table-cell>
          <table:table-cell table:style-name="ce26" office:value-type="string" calcext:value-type="string">
            <text:p>ENU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Liquid, 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8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27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27" office:value-type="string" calcext:value-type="string">
            <text:p>forgings_and_castings</text:p>
          </table:table-cell>
          <table:table-cell table:style-name="ce27" office:value-type="string" calcext:value-type="string">
            <text:p>FOCA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string" calcext:value-type="string">
            <text:p>Piece Goods (countable)</text:p>
          </table:table-cell>
          <table:table-cell table:style-name="ce2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formic_acid" xlink:type="simple">Formic Acid</text:a> </text:p>
          </table:table-cell>
          <table:table-cell table:style-name="ce26" office:value-type="string" calcext:value-type="string">
            <text:p><text:a xlink:href="../docs/html/cargos.html#formic_acid" xlink:type="simple">Formic Acid</text:a> </text:p>
          </table:table-cell>
          <table:table-cell table:style-name="ce26" office:value-type="string" calcext:value-type="string">
            <text:p>formic_acid</text:p>
          </table:table-cell>
          <table:table-cell table:style-name="ce26" office:value-type="string" calcext:value-type="string">
            <text:p>FORM</text:p>
          </table:table-cell>
          <table:table-cell table:style-name="ce43"/>
          <table:table-cell table:style-name="ce26" office:value-type="float" office:value="1.2" calcext:value-type="float">
            <text:p>1.2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ruits" xlink:type="simple">Fruit</text:a> </text:p>
          </table:table-cell>
          <table:table-cell table:style-name="ce26" office:value-type="string" calcext:value-type="string">
            <text:p><text:a xlink:href="../docs/html/cargos.html#fruits" xlink:type="simple">Fruit</text:a> (produce)</text:p>
          </table:table-cell>
          <table:table-cell table:style-name="ce26" office:value-type="string" calcext:value-type="string">
            <text:p>fruits</text:p>
          </table:table-cell>
          <table:table-cell table:style-name="ce26" office:value-type="string" calcext:value-type="string">
            <text:p>FRU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Express, Piece Goods (countable), Refrigerat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furniture" xlink:type="simple">Furniture</text:a> </text:p>
          </table:table-cell>
          <table:table-cell table:style-name="ce26" office:value-type="string" calcext:value-type="string">
            <text:p><text:a xlink:href="../docs/html/cargos.html#furniture" xlink:type="simple">Furniture</text:a> </text:p>
          </table:table-cell>
          <table:table-cell table:style-name="ce26" office:value-type="string" calcext:value-type="string">
            <text:p>furniture</text:p>
          </table:table-cell>
          <table:table-cell table:style-name="ce26" office:value-type="string" calcext:value-type="string">
            <text:p>FURN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glass" xlink:type="simple">Glass</text:a> </text:p>
          </table:table-cell>
          <table:table-cell table:style-name="ce26" office:value-type="string" calcext:value-type="string">
            <text:p><text:a xlink:href="../docs/html/cargos.html#glass" xlink:type="simple">Glass</text:a> </text:p>
          </table:table-cell>
          <table:table-cell table:style-name="ce26" office:value-type="string" calcext:value-type="string">
            <text:p>glass</text:p>
          </table:table-cell>
          <table:table-cell table:style-name="ce26" office:value-type="string" calcext:value-type="string">
            <text:p>GLAS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goods" xlink:type="simple">Goods</text:a> </text:p>
          </table:table-cell>
          <table:table-cell table:style-name="ce26" office:value-type="string" calcext:value-type="string">
            <text:p><text:a xlink:href="../docs/html/cargos.html#goods" xlink:type="simple">Goods</text:a> </text:p>
          </table:table-cell>
          <table:table-cell table:style-name="ce26" office:value-type="string" calcext:value-type="string">
            <text:p>goods</text:p>
          </table:table-cell>
          <table:table-cell table:style-name="ce26" office:value-type="string" calcext:value-type="string">
            <text:p>GOOD</text:p>
          </table:table-cell>
          <table:table-cell table:style-name="ce43"/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string" calcext:value-type="string">
            <text:p>Expres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grain" xlink:type="simple">Grain</text:a> </text:p>
          </table:table-cell>
          <table:table-cell table:style-name="ce26" office:value-type="string" calcext:value-type="string">
            <text:p><text:a xlink:href="../docs/html/cargos.html#grain" xlink:type="simple">Grain</text:a> </text:p>
          </table:table-cell>
          <table:table-cell table:style-name="ce26" office:value-type="string" calcext:value-type="string">
            <text:p>grain</text:p>
          </table:table-cell>
          <table:table-cell table:style-name="ce26" office:value-type="string" calcext:value-type="string">
            <text:p>GRAI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hydrochloric_acid" xlink:type="simple">Hydrochloric Acid</text:a> </text:p>
          </table:table-cell>
          <table:table-cell table:style-name="ce26" office:value-type="string" calcext:value-type="string">
            <text:p><text:a xlink:href="../docs/html/cargos.html#hydrochloric_acid" xlink:type="simple">Hydrochloric Acid</text:a> </text:p>
          </table:table-cell>
          <table:table-cell table:style-name="ce26" office:value-type="string" calcext:value-type="string">
            <text:p>hydrochloric_acid</text:p>
          </table:table-cell>
          <table:table-cell table:style-name="ce26" office:value-type="string" calcext:value-type="string">
            <text:p>HYAC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---</text:p>
          </table:table-cell>
          <table:table-cell table:style-name="ce13" office:value-type="string" calcext:value-type="string">
            <text:p>Hydrogen</text:p>
          </table:table-cell>
          <table:table-cell table:style-name="ce26" office:value-type="string" calcext:value-type="string">
            <text:p>hydrogen</text:p>
          </table:table-cell>
          <table:table-cell table:style-name="ce26" office:value-type="string" calcext:value-type="string">
            <text:p>H2__</text:p>
          </table:table-cell>
          <table:table-cell table:style-name="ce43"/>
          <table:table-cell table:style-name="ce26" table:number-columns-repeated="2"/>
          <table:table-cell table:style-name="ce26" office:value-type="string" calcext:value-type="string">
            <text:p>Liquid, Hazardous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iron_ore" xlink:type="simple">Iron Ore</text:a> </text:p>
          </table:table-cell>
          <table:table-cell table:style-name="ce26" office:value-type="string" calcext:value-type="string">
            <text:p><text:a xlink:href="../docs/html/cargos.html#iron_ore" xlink:type="simple">Iron Ore</text:a> </text:p>
          </table:table-cell>
          <table:table-cell table:style-name="ce26" office:value-type="string" calcext:value-type="string">
            <text:p>iron_ore</text:p>
          </table:table-cell>
          <table:table-cell table:style-name="ce26" office:value-type="string" calcext:value-type="string">
            <text:p>I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 office:value-type="string" calcext:value-type="string">
            <text:p><text:a xlink:href="../docs/html/cargos.html#kaolin" xlink:type="simple">Kaolin</text:a> </text:p>
          </table:table-cell>
          <table:table-cell table:style-name="ce26" office:value-type="string" calcext:value-type="string">
            <text:p><text:a xlink:href="../docs/html/cargos.html#kaolin" xlink:type="simple">Kaolin</text:a> </text:p>
          </table:table-cell>
          <table:table-cell table:style-name="ce26" office:value-type="string" calcext:value-type="string">
            <text:p>kaolin</text:p>
          </table:table-cell>
          <table:table-cell table:style-name="ce26" office:value-type="string" calcext:value-type="string">
            <text:p>KAO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Bulk (uncountable), Liquid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limestone" xlink:type="simple">Limestone</text:a> </text:p>
          </table:table-cell>
          <table:table-cell table:style-name="ce26" office:value-type="string" calcext:value-type="string">
            <text:p><text:a xlink:href="../docs/html/cargos.html#limestone" xlink:type="simple">Limestone</text:a> </text:p>
          </table:table-cell>
          <table:table-cell table:style-name="ce26" office:value-type="string" calcext:value-type="string">
            <text:p>limestone</text:p>
          </table:table-cell>
          <table:table-cell table:style-name="ce26" office:value-type="string" calcext:value-type="string">
            <text:p>LIM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livestock" xlink:type="simple">Livestock</text:a> </text:p>
          </table:table-cell>
          <table:table-cell table:style-name="ce26" office:value-type="string" calcext:value-type="string">
            <text:p><text:a xlink:href="../docs/html/cargos.html#livestock" xlink:type="simple">Livestock</text:a> </text:p>
          </table:table-cell>
          <table:table-cell table:style-name="ce26" office:value-type="string" calcext:value-type="string">
            <text:p>livestock</text:p>
          </table:table-cell>
          <table:table-cell table:style-name="ce26" office:value-type="string" calcext:value-type="string">
            <text:p>LVST</text:p>
          </table:table-cell>
          <table:table-cell table:style-name="ce43"/>
          <table:table-cell table:style-name="ce26" office:value-type="float" office:value="0.1875" calcext:value-type="float">
            <text:p>0.1875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logs" xlink:type="simple">Logs</text:a> </text:p>
          </table:table-cell>
          <table:table-cell table:style-name="ce26" office:value-type="string" calcext:value-type="string">
            <text:p><text:a xlink:href="../docs/html/cargos.html#logs" xlink:type="simple">Logs</text:a> </text:p>
          </table:table-cell>
          <table:table-cell table:style-name="ce26" office:value-type="string" calcext:value-type="string">
            <text:p>logs</text:p>
          </table:table-cell>
          <table:table-cell table:style-name="ce26" office:value-type="string" calcext:value-type="string">
            <text:p>WOO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mail" xlink:type="simple">Mail</text:a> </text:p>
          </table:table-cell>
          <table:table-cell table:style-name="ce26" office:value-type="string" calcext:value-type="string">
            <text:p><text:a xlink:href="../docs/html/cargos.html#mail" xlink:type="simple">Mail</text:a> </text:p>
          </table:table-cell>
          <table:table-cell table:style-name="ce26" office:value-type="string" calcext:value-type="string">
            <text:p>mail</text:p>
          </table:table-cell>
          <table:table-cell table:style-name="ce26" office:value-type="string" calcext:value-type="string">
            <text:p>MAIL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string" calcext:value-type="string">
            <text:p>Mail</text:p>
          </table:table-cell>
          <table:table-cell table:style-name="ce26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maize" xlink:type="simple">Maize</text:a> </text:p>
          </table:table-cell>
          <table:table-cell table:style-name="ce26" office:value-type="string" calcext:value-type="string">
            <text:p><text:a xlink:href="../docs/html/cargos.html#maize" xlink:type="simple">Maize</text:a> </text:p>
          </table:table-cell>
          <table:table-cell table:style-name="ce26" office:value-type="string" calcext:value-type="string">
            <text:p>maize</text:p>
          </table:table-cell>
          <table:table-cell table:style-name="ce26" office:value-type="string" calcext:value-type="string">
            <text:p>MAIZ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manganese" xlink:type="simple">Manganese</text:a> </text:p>
          </table:table-cell>
          <table:table-cell table:style-name="ce26" office:value-type="string" calcext:value-type="string">
            <text:p><text:a xlink:href="../docs/html/cargos.html#manganese" xlink:type="simple">Manganese</text:a> </text:p>
          </table:table-cell>
          <table:table-cell table:style-name="ce26" office:value-type="string" calcext:value-type="string">
            <text:p>manganese</text:p>
          </table:table-cell>
          <table:table-cell table:style-name="ce26" office:value-type="string" calcext:value-type="string">
            <text:p>MNO2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46" office:value-type="string" calcext:value-type="string">
            <text:p>Meat</text:p>
          </table:table-cell>
          <table:table-cell table:style-name="ce26" office:value-type="string" calcext:value-type="string">
            <text:p>meat</text:p>
          </table:table-cell>
          <table:table-cell table:style-name="ce26" office:value-type="string" calcext:value-type="string">
            <text:p>MEAT</text:p>
          </table:table-cell>
          <table:table-cell table:style-name="ce43"/>
          <table:table-cell table:style-name="ce26"/>
          <table:table-cell table:style-name="ce26" office:value-type="float" office:value="136" calcext:value-type="float">
            <text:p>136</text:p>
          </table:table-cell>
          <table:table-cell table:style-name="ce26" office:value-type="string" calcext:value-type="string">
            <text:p>Refrigerated, Express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metal" xlink:type="simple">Metal</text:a> </text:p>
          </table:table-cell>
          <table:table-cell table:style-name="ce26" office:value-type="string" calcext:value-type="string">
            <text:p><text:a xlink:href="../docs/html/cargos.html#metal" xlink:type="simple">Metal</text:a> </text:p>
          </table:table-cell>
          <table:table-cell table:style-name="ce26" office:value-type="string" calcext:value-type="string">
            <text:p>metal</text:p>
          </table:table-cell>
          <table:table-cell table:style-name="ce26" office:value-type="string" calcext:value-type="string">
            <text:p>MET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methanol" xlink:type="simple">Methanol</text:a> </text:p>
          </table:table-cell>
          <table:table-cell table:style-name="ce26" office:value-type="string" calcext:value-type="string">
            <text:p><text:a xlink:href="../docs/html/cargos.html#methanol" xlink:type="simple">Methanol</text:a> </text:p>
          </table:table-cell>
          <table:table-cell table:style-name="ce26" office:value-type="string" calcext:value-type="string">
            <text:p>methanol</text:p>
          </table:table-cell>
          <table:table-cell table:style-name="ce26" office:value-type="string" calcext:value-type="string">
            <text:p>MEOH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milk" xlink:type="simple">Milk</text:a> </text:p>
          </table:table-cell>
          <table:table-cell table:style-name="ce26" office:value-type="string" calcext:value-type="string">
            <text:p><text:a xlink:href="../docs/html/cargos.html#milk" xlink:type="simple">Milk</text:a> </text:p>
          </table:table-cell>
          <table:table-cell table:style-name="ce26" office:value-type="string" calcext:value-type="string">
            <text:p>milk</text:p>
          </table:table-cell>
          <table:table-cell table:style-name="ce26" office:value-type="string" calcext:value-type="string">
            <text:p>MILK</text:p>
          </table:table-cell>
          <table:table-cell table:style-name="ce43"/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Express, Liquid, Refrigerat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naphtha" xlink:type="simple">Naphtha</text:a> </text:p>
          </table:table-cell>
          <table:table-cell table:style-name="ce26" office:value-type="string" calcext:value-type="string">
            <text:p><text:a xlink:href="../docs/html/cargos.html#naphtha" xlink:type="simple">Naphtha</text:a> </text:p>
          </table:table-cell>
          <table:table-cell table:style-name="ce26" office:value-type="string" calcext:value-type="string">
            <text:p>naphtha</text:p>
          </table:table-cell>
          <table:table-cell table:style-name="ce26" office:value-type="string" calcext:value-type="string">
            <text:p>NAPH</text:p>
          </table:table-cell>
          <table:table-cell table:style-name="ce43"/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nickel" xlink:type="simple">Nickel</text:a> </text:p>
          </table:table-cell>
          <table:table-cell table:style-name="ce26" office:value-type="string" calcext:value-type="string">
            <text:p><text:a xlink:href="../docs/html/cargos.html#nickel" xlink:type="simple">Nickel</text:a> </text:p>
          </table:table-cell>
          <table:table-cell table:style-name="ce26" office:value-type="string" calcext:value-type="string">
            <text:p>nickel</text:p>
          </table:table-cell>
          <table:table-cell table:style-name="ce26" office:value-type="string" calcext:value-type="string">
            <text:p>NICK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nitrates" xlink:type="simple">Nitrates</text:a> </text:p>
          </table:table-cell>
          <table:table-cell table:style-name="ce26" office:value-type="string" calcext:value-type="string">
            <text:p><text:a xlink:href="../docs/html/cargos.html#nitrates" xlink:type="simple">Nitrates</text:a> </text:p>
          </table:table-cell>
          <table:table-cell table:style-name="ce26" office:value-type="string" calcext:value-type="string">
            <text:p>nitrates</text:p>
          </table:table-cell>
          <table:table-cell table:style-name="ce26" office:value-type="string" calcext:value-type="string">
            <text:p>NIT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Nitrogen</text:p>
          </table:table-cell>
          <table:table-cell table:style-name="ce13" office:value-type="string" calcext:value-type="string">
            <text:p>Nitrogen</text:p>
          </table:table-cell>
          <table:table-cell table:style-name="ce26" office:value-type="string" calcext:value-type="string">
            <text:p>nitrogen</text:p>
          </table:table-cell>
          <table:table-cell table:style-name="ce26" office:value-type="string" calcext:value-type="string">
            <text:p>N2__</text:p>
          </table:table-cell>
          <table:table-cell table:style-name="ce43"/>
          <table:table-cell table:style-name="ce26" table:number-columns-repeated="2"/>
          <table:table-cell table:style-name="ce26" office:value-type="string" calcext:value-type="string">
            <text:p>Liquid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nuts" xlink:type="simple">Nuts</text:a> </text:p>
          </table:table-cell>
          <table:table-cell table:style-name="ce26" office:value-type="string" calcext:value-type="string">
            <text:p><text:a xlink:href="../docs/html/cargos.html#nuts" xlink:type="simple">Nuts</text:a> </text:p>
          </table:table-cell>
          <table:table-cell table:style-name="ce26" office:value-type="string" calcext:value-type="string">
            <text:p>nuts</text:p>
          </table:table-cell>
          <table:table-cell table:style-name="ce26" office:value-type="string" calcext:value-type="string">
            <text:p>NUTS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oil" xlink:type="simple">Oil</text:a> </text:p>
          </table:table-cell>
          <table:table-cell table:style-name="ce26" office:value-type="string" calcext:value-type="string">
            <text:p><text:a xlink:href="../docs/html/cargos.html#oil" xlink:type="simple">Oil</text:a> </text:p>
          </table:table-cell>
          <table:table-cell table:style-name="ce26" office:value-type="string" calcext:value-type="string">
            <text:p>oil</text:p>
          </table:table-cell>
          <table:table-cell table:style-name="ce26" office:value-type="string" calcext:value-type="string">
            <text:p>OIL_</text:p>
          </table:table-cell>
          <table:table-cell table:style-name="ce43"/>
          <table:table-cell table:style-name="ce26" office:value-type="float" office:value="0.9" calcext:value-type="float">
            <text:p>0.9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oxygen" xlink:type="simple">Oxygen</text:a> </text:p>
          </table:table-cell>
          <table:table-cell table:style-name="ce26" office:value-type="string" calcext:value-type="string">
            <text:p><text:a xlink:href="../docs/html/cargos.html#oxygen" xlink:type="simple">Oxygen</text:a> </text:p>
          </table:table-cell>
          <table:table-cell table:style-name="ce26" office:value-type="string" calcext:value-type="string">
            <text:p>oxygen</text:p>
          </table:table-cell>
          <table:table-cell table:style-name="ce26" office:value-type="string" calcext:value-type="string">
            <text:p>O2__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20"/>
          <table:table-cell/>
          <table:table-cell table:style-name="ce26" office:value-type="string" calcext:value-type="string">
            <text:p><text:a xlink:href="../docs/html/cargos.html#packaging" xlink:type="simple">Packaging</text:a> </text:p>
          </table:table-cell>
          <table:table-cell table:style-name="ce28" office:value-type="string" calcext:value-type="string">
            <text:p>Packaging</text:p>
          </table:table-cell>
          <table:table-cell table:style-name="ce26" office:value-type="string" calcext:value-type="string">
            <text:p>packaging</text:p>
          </table:table-cell>
          <table:table-cell table:style-name="ce26" office:value-type="string" calcext:value-type="string">
            <text:p>MNSP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Express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26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26" office:value-type="string" calcext:value-type="string">
            <text:p>paints_and_coatings</text:p>
          </table:table-cell>
          <table:table-cell table:style-name="ce26" office:value-type="string" calcext:value-type="string">
            <text:p>COA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string" calcext:value-type="string">
            <text:p>Liquid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 office:value-type="string" calcext:value-type="string">
            <text:p><text:a xlink:href="../docs/html/cargos.html#paper" xlink:type="simple">Paper</text:a> </text:p>
          </table:table-cell>
          <table:table-cell table:style-name="ce26" office:value-type="string" calcext:value-type="string">
            <text:p><text:a xlink:href="../docs/html/cargos.html#paper" xlink:type="simple">Paper</text:a> </text:p>
          </table:table-cell>
          <table:table-cell table:style-name="ce26" office:value-type="string" calcext:value-type="string">
            <text:p>paper</text:p>
          </table:table-cell>
          <table:table-cell table:style-name="ce26" office:value-type="string" calcext:value-type="string">
            <text:p>PAP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assengers" xlink:type="simple">Passengers</text:a> </text:p>
          </table:table-cell>
          <table:table-cell table:style-name="ce26" office:value-type="string" calcext:value-type="string">
            <text:p><text:a xlink:href="../docs/html/cargos.html#passengers" xlink:type="simple">Passengers</text:a> </text:p>
          </table:table-cell>
          <table:table-cell table:style-name="ce26" office:value-type="string" calcext:value-type="string">
            <text:p>passengers</text:p>
          </table:table-cell>
          <table:table-cell table:style-name="ce26" office:value-type="string" calcext:value-type="string">
            <text:p>PASS</text:p>
          </table:table-cell>
          <table:table-cell table:style-name="ce43"/>
          <table:table-cell table:style-name="ce26" office:value-type="float" office:value="0.0625" calcext:value-type="float">
            <text:p>0.0625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string" calcext:value-type="string">
            <text:p>Passengers</text:p>
          </table:table-cell>
          <table:table-cell table:style-name="ce26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 office:value-type="string" calcext:value-type="string">
            <text:p><text:a xlink:href="../docs/html/cargos.html#peat" xlink:type="simple">Peat</text:a> </text:p>
          </table:table-cell>
          <table:table-cell table:style-name="ce26" office:value-type="string" calcext:value-type="string">
            <text:p><text:a xlink:href="../docs/html/cargos.html#peat" xlink:type="simple">Peat</text:a> </text:p>
          </table:table-cell>
          <table:table-cell table:style-name="ce26" office:value-type="string" calcext:value-type="string">
            <text:p>peat</text:p>
          </table:table-cell>
          <table:table-cell table:style-name="ce26" office:value-type="string" calcext:value-type="string">
            <text:p>PEA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etrol" xlink:type="simple">Petroleum Fuels</text:a> </text:p>
          </table:table-cell>
          <table:table-cell table:style-name="ce26" office:value-type="string" calcext:value-type="string">
            <text:p><text:a xlink:href="../docs/html/cargos.html#petrol" xlink:type="simple">Petroleum Fuels</text:a> </text:p>
          </table:table-cell>
          <table:table-cell table:style-name="ce26" office:value-type="string" calcext:value-type="string">
            <text:p>petrol</text:p>
          </table:table-cell>
          <table:table-cell table:style-name="ce26" office:value-type="string" calcext:value-type="string">
            <text:p>PETR</text:p>
          </table:table-cell>
          <table:table-cell table:style-name="ce43"/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phosphate" xlink:type="simple">Phosphate</text:a> </text:p>
          </table:table-cell>
          <table:table-cell table:style-name="ce26" office:value-type="string" calcext:value-type="string">
            <text:p><text:a xlink:href="../docs/html/cargos.html#phosphate" xlink:type="simple">Phosphate</text:a> </text:p>
          </table:table-cell>
          <table:table-cell table:style-name="ce26" office:value-type="string" calcext:value-type="string">
            <text:p>phosphate</text:p>
          </table:table-cell>
          <table:table-cell table:style-name="ce26" office:value-type="string" calcext:value-type="string">
            <text:p>PHO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phosphoric_acid" xlink:type="simple">Phosphoric Acid</text:a> </text:p>
          </table:table-cell>
          <table:table-cell table:style-name="ce26" office:value-type="string" calcext:value-type="string">
            <text:p><text:a xlink:href="../docs/html/cargos.html#phosphoric_acid" xlink:type="simple">Phosphoric Acid</text:a> </text:p>
          </table:table-cell>
          <table:table-cell table:style-name="ce26" office:value-type="string" calcext:value-type="string">
            <text:p>phosphoric_acid</text:p>
          </table:table-cell>
          <table:table-cell table:style-name="ce26" office:value-type="string" calcext:value-type="string">
            <text:p>PHAC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ig_iron" xlink:type="simple">Pig Iron</text:a> </text:p>
          </table:table-cell>
          <table:table-cell table:style-name="ce28" office:value-type="string" calcext:value-type="string">
            <text:p>Iron <text:s/></text:p>
          </table:table-cell>
          <table:table-cell table:style-name="ce26" office:value-type="string" calcext:value-type="string">
            <text:p>pig_iron</text:p>
          </table:table-cell>
          <table:table-cell table:style-name="ce26" office:value-type="string" calcext:value-type="string">
            <text:p>IRON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pipe" xlink:type="simple">Pipe</text:a> </text:p>
          </table:table-cell>
          <table:table-cell table:style-name="ce26" office:value-type="string" calcext:value-type="string">
            <text:p><text:a xlink:href="../docs/html/cargos.html#pipe" xlink:type="simple">Pipe</text:a> </text:p>
          </table:table-cell>
          <table:table-cell table:style-name="ce26" office:value-type="string" calcext:value-type="string">
            <text:p>pipe</text:p>
          </table:table-cell>
          <table:table-cell table:style-name="ce26" office:value-type="string" calcext:value-type="string">
            <text:p>PIP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string" calcext:value-type="string">
            <text:p>Piece Goods (countable), Overs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plant_fibres" xlink:type="simple">Plant Fibres</text:a> </text:p>
          </table:table-cell>
          <table:table-cell table:style-name="ce14" office:value-type="string" calcext:value-type="string">
            <text:p>Fibres</text:p>
          </table:table-cell>
          <table:table-cell table:style-name="ce26" office:value-type="string" calcext:value-type="string">
            <text:p>plant_fibres</text:p>
          </table:table-cell>
          <table:table-cell table:style-name="ce26" office:value-type="string" calcext:value-type="string">
            <text:p>FICR</text:p>
          </table:table-cell>
          <table:table-cell table:style-name="ce43"/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string" calcext:value-type="string">
            <text:p>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lastics" xlink:type="simple">Plastics</text:a> </text:p>
          </table:table-cell>
          <table:table-cell table:style-name="ce26" office:value-type="string" calcext:value-type="string">
            <text:p><text:a xlink:href="../docs/html/cargos.html#plastics" xlink:type="simple">Plastics</text:a> </text:p>
          </table:table-cell>
          <table:table-cell table:style-name="ce26" office:value-type="string" calcext:value-type="string">
            <text:p>plastics</text:p>
          </table:table-cell>
          <table:table-cell table:style-name="ce26" office:value-type="string" calcext:value-type="string">
            <text:p>PLA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Piece Goods (countable), 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---</text:p>
          </table:table-cell>
          <table:table-cell table:style-name="ce13" office:value-type="string" calcext:value-type="string">
            <text:p>Plastic Parts</text:p>
          </table:table-cell>
          <table:table-cell table:style-name="ce26" office:value-type="string" calcext:value-type="string">
            <text:p>plastic_parts</text:p>
          </table:table-cell>
          <table:table-cell table:style-name="ce26" office:value-type="string" calcext:value-type="string">
            <text:p>PPAR</text:p>
          </table:table-cell>
          <table:table-cell table:style-name="ce43"/>
          <table:table-cell table:style-name="ce26"/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potash" xlink:type="simple">Potash</text:a> </text:p>
          </table:table-cell>
          <table:table-cell table:style-name="ce26" office:value-type="string" calcext:value-type="string">
            <text:p><text:a xlink:href="../docs/html/cargos.html#potash" xlink:type="simple">Potash</text:a> </text:p>
          </table:table-cell>
          <table:table-cell table:style-name="ce26" office:value-type="string" calcext:value-type="string">
            <text:p>potash</text:p>
          </table:table-cell>
          <table:table-cell table:style-name="ce26" office:value-type="string" calcext:value-type="string">
            <text:p>POTA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propylene" xlink:type="simple">Propylene</text:a> </text:p>
          </table:table-cell>
          <table:table-cell table:style-name="ce26" office:value-type="string" calcext:value-type="string">
            <text:p><text:a xlink:href="../docs/html/cargos.html#propylene" xlink:type="simple">Propylene</text:a> </text:p>
          </table:table-cell>
          <table:table-cell table:style-name="ce26" office:value-type="string" calcext:value-type="string">
            <text:p>propylene</text:p>
          </table:table-cell>
          <table:table-cell table:style-name="ce26" office:value-type="string" calcext:value-type="string">
            <text:p>C3H6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yrite_ore" xlink:type="simple">Pyrite Ore</text:a> </text:p>
          </table:table-cell>
          <table:table-cell table:style-name="ce28" office:value-type="string" calcext:value-type="string">
            <text:p>Zinc Ore</text:p>
          </table:table-cell>
          <table:table-cell table:style-name="ce26" office:value-type="string" calcext:value-type="string">
            <text:p>pyrite_ore</text:p>
          </table:table-cell>
          <table:table-cell table:style-name="ce26" office:value-type="string" calcext:value-type="string">
            <text:p>P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quicklime" xlink:type="simple">Quicklime</text:a> </text:p>
          </table:table-cell>
          <table:table-cell table:style-name="ce26" office:value-type="string" calcext:value-type="string">
            <text:p><text:a xlink:href="../docs/html/cargos.html#quicklime" xlink:type="simple">Quicklime</text:a> </text:p>
          </table:table-cell>
          <table:table-cell table:style-name="ce26" office:value-type="string" calcext:value-type="string">
            <text:p>quicklime</text:p>
          </table:table-cell>
          <table:table-cell table:style-name="ce26" office:value-type="string" calcext:value-type="string">
            <text:p>QLM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26"/>
          <table:table-cell table:style-name="ce21" office:value-type="string" calcext:value-type="string">
            <text:p>Rare Metals</text:p>
          </table:table-cell>
          <table:table-cell table:style-name="ce26" office:value-type="string" calcext:value-type="string">
            <text:p>rare_metals</text:p>
          </table:table-cell>
          <table:table-cell table:style-name="ce26" office:value-type="string" calcext:value-type="string">
            <text:p>RARE</text:p>
          </table:table-cell>
          <table:table-cell table:style-name="ce43"/>
          <table:table-cell table:style-name="ce26" table:number-columns-repeated="2"/>
          <table:table-cell table:style-name="ce26" office:value-type="string" calcext:value-type="string">
            <text:p>Piece Goods (countable)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raw_latex" xlink:type="simple">Raw Latex</text:a> </text:p>
          </table:table-cell>
          <table:table-cell table:style-name="ce26" office:value-type="string" calcext:value-type="string">
            <text:p><text:a xlink:href="../docs/html/cargos.html#raw_latex" xlink:type="simple">Raw Latex</text:a> </text:p>
          </table:table-cell>
          <table:table-cell table:style-name="ce26" office:value-type="string" calcext:value-type="string">
            <text:p>raw_latex</text:p>
          </table:table-cell>
          <table:table-cell table:style-name="ce26" office:value-type="string" calcext:value-type="string">
            <text:p>LATX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rebar" xlink:type="simple">Rebar</text:a> </text:p>
          </table:table-cell>
          <table:table-cell table:style-name="ce26" office:value-type="string" calcext:value-type="string">
            <text:p><text:a xlink:href="../docs/html/cargos.html#rebar" xlink:type="simple">Rebar</text:a> </text:p>
          </table:table-cell>
          <table:table-cell table:style-name="ce26" office:value-type="string" calcext:value-type="string">
            <text:p>rebar</text:p>
          </table:table-cell>
          <table:table-cell table:style-name="ce26" office:value-type="string" calcext:value-type="string">
            <text:p>RBA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recyclables" xlink:type="simple">Recyclables</text:a> </text:p>
          </table:table-cell>
          <table:table-cell table:style-name="ce26" office:value-type="string" calcext:value-type="string">
            <text:p><text:a xlink:href="../docs/html/cargos.html#recyclables" xlink:type="simple">Recyclables</text:a> </text:p>
          </table:table-cell>
          <table:table-cell table:style-name="ce26" office:value-type="string" calcext:value-type="string">
            <text:p>recyclables</text:p>
          </table:table-cell>
          <table:table-cell table:style-name="ce26" office:value-type="string" calcext:value-type="string">
            <text:p>RCYC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rubber" xlink:type="simple">Rubber</text:a> </text:p>
          </table:table-cell>
          <table:table-cell table:style-name="ce26" office:value-type="string" calcext:value-type="string">
            <text:p><text:a xlink:href="../docs/html/cargos.html#rubber" xlink:type="simple">Rubber</text:a> </text:p>
          </table:table-cell>
          <table:table-cell table:style-name="ce26" office:value-type="string" calcext:value-type="string">
            <text:p>rubber</text:p>
          </table:table-cell>
          <table:table-cell table:style-name="ce26" office:value-type="string" calcext:value-type="string">
            <text:p>RUB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alt" xlink:type="simple">Salt</text:a> </text:p>
          </table:table-cell>
          <table:table-cell table:style-name="ce26" office:value-type="string" calcext:value-type="string">
            <text:p><text:a xlink:href="../docs/html/cargos.html#salt" xlink:type="simple">Salt</text:a> </text:p>
          </table:table-cell>
          <table:table-cell table:style-name="ce26" office:value-type="string" calcext:value-type="string">
            <text:p>salt</text:p>
          </table:table-cell>
          <table:table-cell table:style-name="ce26" office:value-type="string" calcext:value-type="string">
            <text:p>SAL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and" xlink:type="simple">Sand</text:a> </text:p>
          </table:table-cell>
          <table:table-cell table:style-name="ce26" office:value-type="string" calcext:value-type="string">
            <text:p><text:a xlink:href="../docs/html/cargos.html#sand" xlink:type="simple">Sand</text:a> </text:p>
          </table:table-cell>
          <table:table-cell table:style-name="ce26" office:value-type="string" calcext:value-type="string">
            <text:p>sand</text:p>
          </table:table-cell>
          <table:table-cell table:style-name="ce26" office:value-type="string" calcext:value-type="string">
            <text:p>SAN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crap_metal" xlink:type="simple">Scrap Metal</text:a> </text:p>
          </table:table-cell>
          <table:table-cell table:style-name="ce26" office:value-type="string" calcext:value-type="string">
            <text:p><text:a xlink:href="../docs/html/cargos.html#scrap_metal" xlink:type="simple">Scrap Metal</text:a> </text:p>
          </table:table-cell>
          <table:table-cell table:style-name="ce26" office:value-type="string" calcext:value-type="string">
            <text:p>scrap_metal</text:p>
          </table:table-cell>
          <table:table-cell table:style-name="ce26" office:value-type="string" calcext:value-type="string">
            <text:p>SCM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string" calcext:value-type="string">
            <text:p>Bulk (uncountable), Not Pourable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lag" xlink:type="simple">Slag</text:a> </text:p>
          </table:table-cell>
          <table:table-cell table:style-name="ce26" office:value-type="string" calcext:value-type="string">
            <text:p><text:a xlink:href="../docs/html/cargos.html#slag" xlink:type="simple">Slag</text:a> </text:p>
          </table:table-cell>
          <table:table-cell table:style-name="ce26" office:value-type="string" calcext:value-type="string">
            <text:p>slag</text:p>
          </table:table-cell>
          <table:table-cell table:style-name="ce26" office:value-type="string" calcext:value-type="string">
            <text:p>SLAG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oda_ash" xlink:type="simple">Soda Ash</text:a> </text:p>
          </table:table-cell>
          <table:table-cell table:style-name="ce26" office:value-type="string" calcext:value-type="string">
            <text:p><text:a xlink:href="../docs/html/cargos.html#soda_ash" xlink:type="simple">Soda Ash</text:a> </text:p>
          </table:table-cell>
          <table:table-cell table:style-name="ce26" office:value-type="string" calcext:value-type="string">
            <text:p>soda_ash</text:p>
          </table:table-cell>
          <table:table-cell table:style-name="ce26" office:value-type="string" calcext:value-type="string">
            <text:p>SASH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lye" xlink:type="simple">Sodium Hydroxide</text:a> </text:p>
          </table:table-cell>
          <table:table-cell table:style-name="ce26" office:value-type="string" calcext:value-type="string">
            <text:p><text:a xlink:href="../docs/html/cargos.html#lye" xlink:type="simple">Sodium Hydroxide</text:a> </text:p>
          </table:table-cell>
          <table:table-cell table:style-name="ce26" office:value-type="string" calcext:value-type="string">
            <text:p>lye</text:p>
          </table:table-cell>
          <table:table-cell table:style-name="ce26" office:value-type="string" calcext:value-type="string">
            <text:p>LYE_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stainless_steel" xlink:type="simple">Stainless Steel</text:a> </text:p>
          </table:table-cell>
          <table:table-cell table:style-name="ce26" office:value-type="string" calcext:value-type="string">
            <text:p><text:a xlink:href="../docs/html/cargos.html#stainless_steel" xlink:type="simple">Stainless Steel</text:a> </text:p>
          </table:table-cell>
          <table:table-cell table:style-name="ce26" office:value-type="string" calcext:value-type="string">
            <text:p>stainless_steel</text:p>
          </table:table-cell>
          <table:table-cell table:style-name="ce26" office:value-type="string" calcext:value-type="string">
            <text:p>STS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steel" xlink:type="simple">Steel</text:a> </text:p>
          </table:table-cell>
          <table:table-cell table:style-name="ce26" office:value-type="string" calcext:value-type="string">
            <text:p><text:a xlink:href="../docs/html/cargos.html#steel" xlink:type="simple">Steel</text:a> </text:p>
          </table:table-cell>
          <table:table-cell table:style-name="ce26" office:value-type="string" calcext:value-type="string">
            <text:p>steel</text:p>
          </table:table-cell>
          <table:table-cell table:style-name="ce26" office:value-type="string" calcext:value-type="string">
            <text:p>STE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teel_sections" xlink:type="simple">Steel Sections</text:a> </text:p>
          </table:table-cell>
          <table:table-cell table:style-name="ce28" office:value-type="string" calcext:value-type="string">
            <text:p>Metal Parts</text:p>
          </table:table-cell>
          <table:table-cell table:style-name="ce26" office:value-type="string" calcext:value-type="string">
            <text:p>steel_sections</text:p>
          </table:table-cell>
          <table:table-cell table:style-name="ce26" office:value-type="string" calcext:value-type="string">
            <text:p>STS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teel_sheet" xlink:type="simple">Steel Sheet</text:a> </text:p>
          </table:table-cell>
          <table:table-cell table:style-name="ce26" office:value-type="string" calcext:value-type="string">
            <text:p><text:a xlink:href="../docs/html/cargos.html#steel_sheet" xlink:type="simple">Steel Sheet</text:a> </text:p>
          </table:table-cell>
          <table:table-cell table:style-name="ce26" office:value-type="string" calcext:value-type="string">
            <text:p>steel_sheet</text:p>
          </table:table-cell>
          <table:table-cell table:style-name="ce26" office:value-type="string" calcext:value-type="string">
            <text:p>STSH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teel_wire_rod" xlink:type="simple">Steel Wire Rod</text:a> </text:p>
          </table:table-cell>
          <table:table-cell table:style-name="ce28" office:value-type="string" calcext:value-type="string">
            <text:p>Metal Wire</text:p>
          </table:table-cell>
          <table:table-cell table:style-name="ce26" office:value-type="string" calcext:value-type="string">
            <text:p>steel_wire_rod</text:p>
          </table:table-cell>
          <table:table-cell table:style-name="ce26" office:value-type="string" calcext:value-type="string">
            <text:p>STW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 office:value-type="string" calcext:value-type="string">
            <text:p><text:a xlink:href="../docs/html/cargos.html#stone" xlink:type="simple">Stone</text:a> </text:p>
          </table:table-cell>
          <table:table-cell table:style-name="ce26" office:value-type="string" calcext:value-type="string">
            <text:p><text:a xlink:href="../docs/html/cargos.html#stone" xlink:type="simple">Stone</text:a> </text:p>
          </table:table-cell>
          <table:table-cell table:style-name="ce26" office:value-type="string" calcext:value-type="string">
            <text:p>stone</text:p>
          </table:table-cell>
          <table:table-cell table:style-name="ce26" office:value-type="string" calcext:value-type="string">
            <text:p>GRV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6" office:value-type="string" calcext:value-type="string">
            <text:p><text:a xlink:href="../docs/html/cargos.html#sugar_beet" xlink:type="simple">Sugar Beet</text:a> </text:p>
          </table:table-cell>
          <table:table-cell table:style-name="ce26" office:value-type="string" calcext:value-type="string">
            <text:p><text:a xlink:href="../docs/html/cargos.html#sugar_beet" xlink:type="simple">Sugar Beet</text:a> </text:p>
          </table:table-cell>
          <table:table-cell table:style-name="ce26" office:value-type="string" calcext:value-type="string">
            <text:p>sugar_beet</text:p>
          </table:table-cell>
          <table:table-cell table:style-name="ce26" office:value-type="string" calcext:value-type="string">
            <text:p>SGB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46" office:value-type="string" calcext:value-type="string">
            <text:p>Sugar Cane</text:p>
          </table:table-cell>
          <table:table-cell table:style-name="ce26" office:value-type="string" calcext:value-type="string">
            <text:p>sugar_cane</text:p>
          </table:table-cell>
          <table:table-cell table:style-name="ce26" office:value-type="string" calcext:value-type="string">
            <text:p>SGCN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46" office:value-type="string" calcext:value-type="string">
            <text:p>Sugar </text:p>
          </table:table-cell>
          <table:table-cell table:style-name="ce26" office:value-type="string" calcext:value-type="string">
            <text:p>sugar </text:p>
          </table:table-cell>
          <table:table-cell table:style-name="ce26" office:value-type="string" calcext:value-type="string">
            <text:p>SUGR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ulphur" xlink:type="simple">Sulphur</text:a> </text:p>
          </table:table-cell>
          <table:table-cell table:style-name="ce26" office:value-type="string" calcext:value-type="string">
            <text:p><text:a xlink:href="../docs/html/cargos.html#sulphur" xlink:type="simple">Sulphur</text:a> </text:p>
          </table:table-cell>
          <table:table-cell table:style-name="ce26" office:value-type="string" calcext:value-type="string">
            <text:p>sulphur</text:p>
          </table:table-cell>
          <table:table-cell table:style-name="ce26" office:value-type="string" calcext:value-type="string">
            <text:p>SULP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Bulk (uncountable), Liquid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sulphuric_acid" xlink:type="simple">Sulphuric Acid</text:a> </text:p>
          </table:table-cell>
          <table:table-cell table:style-name="ce26" office:value-type="string" calcext:value-type="string">
            <text:p><text:a xlink:href="../docs/html/cargos.html#sulphuric_acid" xlink:type="simple">Sulphuric Acid</text:a> </text:p>
          </table:table-cell>
          <table:table-cell table:style-name="ce26" office:value-type="string" calcext:value-type="string">
            <text:p>sulphuric_acid</text:p>
          </table:table-cell>
          <table:table-cell table:style-name="ce26" office:value-type="string" calcext:value-type="string">
            <text:p>SUAC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textiles" xlink:type="simple">Textiles</text:a> </text:p>
          </table:table-cell>
          <table:table-cell table:style-name="ce26" office:value-type="string" calcext:value-type="string">
            <text:p><text:a xlink:href="../docs/html/cargos.html#textiles" xlink:type="simple">Textiles</text:a> </text:p>
          </table:table-cell>
          <table:table-cell table:style-name="ce26" office:value-type="string" calcext:value-type="string">
            <text:p>textiles</text:p>
          </table:table-cell>
          <table:table-cell table:style-name="ce26" office:value-type="string" calcext:value-type="string">
            <text:p>TEX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lumber" xlink:type="simple">Timber</text:a> </text:p>
          </table:table-cell>
          <table:table-cell table:style-name="ce26" office:value-type="string" calcext:value-type="string">
            <text:p><text:a xlink:href="../docs/html/cargos.html#lumber" xlink:type="simple">Timber</text:a> </text:p>
          </table:table-cell>
          <table:table-cell table:style-name="ce26" office:value-type="string" calcext:value-type="string">
            <text:p>lumber</text:p>
          </table:table-cell>
          <table:table-cell table:style-name="ce26" office:value-type="string" calcext:value-type="string">
            <text:p>WDP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tin" xlink:type="simple">Tin</text:a> </text:p>
          </table:table-cell>
          <table:table-cell table:style-name="ce26" office:value-type="string" calcext:value-type="string">
            <text:p><text:a xlink:href="../docs/html/cargos.html#tin" xlink:type="simple">Tin</text:a> </text:p>
          </table:table-cell>
          <table:table-cell table:style-name="ce26" office:value-type="string" calcext:value-type="string">
            <text:p>tin</text:p>
          </table:table-cell>
          <table:table-cell table:style-name="ce26" office:value-type="string" calcext:value-type="string">
            <text:p>TIN_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tinplate" xlink:type="simple">Tinplate</text:a> </text:p>
          </table:table-cell>
          <table:table-cell table:style-name="ce26" office:value-type="string" calcext:value-type="string">
            <text:p><text:a xlink:href="../docs/html/cargos.html#tinplate" xlink:type="simple">Tinplate</text:a> </text:p>
          </table:table-cell>
          <table:table-cell table:style-name="ce26" office:value-type="string" calcext:value-type="string">
            <text:p>tinplate</text:p>
          </table:table-cell>
          <table:table-cell table:style-name="ce26" office:value-type="string" calcext:value-type="string">
            <text:p>TINP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tyres" xlink:type="simple">Tyres</text:a> </text:p>
          </table:table-cell>
          <table:table-cell table:style-name="ce28" office:value-type="string" calcext:value-type="string">
            <text:p>Rubber Parts</text:p>
          </table:table-cell>
          <table:table-cell table:style-name="ce26" office:value-type="string" calcext:value-type="string">
            <text:p>tyres</text:p>
          </table:table-cell>
          <table:table-cell table:style-name="ce26" office:value-type="string" calcext:value-type="string">
            <text:p>TY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urea" xlink:type="simple">Urea</text:a> </text:p>
          </table:table-cell>
          <table:table-cell table:style-name="ce26" office:value-type="string" calcext:value-type="string">
            <text:p><text:a xlink:href="../docs/html/cargos.html#urea" xlink:type="simple">Urea</text:a> </text:p>
          </table:table-cell>
          <table:table-cell table:style-name="ce26" office:value-type="string" calcext:value-type="string">
            <text:p>urea</text:p>
          </table:table-cell>
          <table:table-cell table:style-name="ce26" office:value-type="string" calcext:value-type="string">
            <text:p>UREA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Liquid, 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_bodies" xlink:type="simple">Vehicle Bodies</text:a> </text:p>
          </table:table-cell>
          <table:table-cell table:style-name="ce26" office:value-type="string" calcext:value-type="string">
            <text:p><text:a xlink:href="../docs/html/cargos.html#vehicle_bodies" xlink:type="simple">Vehicle Bodies</text:a> </text:p>
          </table:table-cell>
          <table:table-cell table:style-name="ce26" office:value-type="string" calcext:value-type="string">
            <text:p>vehicle_bodies</text:p>
          </table:table-cell>
          <table:table-cell table:style-name="ce26" office:value-type="string" calcext:value-type="string">
            <text:p>VBO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string" calcext:value-type="string">
            <text:p>Piece Goods (countable), Overs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_engines" xlink:type="simple">Vehicle Engines</text:a> </text:p>
          </table:table-cell>
          <table:table-cell table:style-name="ce26" office:value-type="string" calcext:value-type="string">
            <text:p><text:a xlink:href="../docs/html/cargos.html#vehicle_engines" xlink:type="simple">Vehicle Engines</text:a> </text:p>
          </table:table-cell>
          <table:table-cell table:style-name="ce26" office:value-type="string" calcext:value-type="string">
            <text:p>vehicle_engines</text:p>
          </table:table-cell>
          <table:table-cell table:style-name="ce26" office:value-type="string" calcext:value-type="string">
            <text:p>VENG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_parts" xlink:type="simple">Vehicle Parts</text:a> </text:p>
          </table:table-cell>
          <table:table-cell table:style-name="ce26" office:value-type="string" calcext:value-type="string">
            <text:p><text:a xlink:href="../docs/html/cargos.html#vehicle_parts" xlink:type="simple">Vehicle Parts</text:a> </text:p>
          </table:table-cell>
          <table:table-cell table:style-name="ce26" office:value-type="string" calcext:value-type="string">
            <text:p>vehicle_parts</text:p>
          </table:table-cell>
          <table:table-cell table:style-name="ce26" office:value-type="string" calcext:value-type="string">
            <text:p>VPT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s" xlink:type="simple">Vehicles</text:a> </text:p>
          </table:table-cell>
          <table:table-cell table:style-name="ce26" office:value-type="string" calcext:value-type="string">
            <text:p><text:a xlink:href="../docs/html/cargos.html#vehicles" xlink:type="simple">Vehicles</text:a> </text:p>
          </table:table-cell>
          <table:table-cell table:style-name="ce26" office:value-type="string" calcext:value-type="string">
            <text:p>vehicles</text:p>
          </table:table-cell>
          <table:table-cell table:style-name="ce26" office:value-type="string" calcext:value-type="string">
            <text:p>VEHI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Piece Goods (countable), Overs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table:style-name="ce26" office:value-type="string" calcext:value-type="string">
            <text:p><text:a xlink:href="../docs/html/cargos.html#wool" xlink:type="simple">Wool</text:a> </text:p>
          </table:table-cell>
          <table:table-cell table:style-name="ce26" office:value-type="string" calcext:value-type="string">
            <text:p><text:a xlink:href="../docs/html/cargos.html#wool" xlink:type="simple">Wool</text:a> </text:p>
          </table:table-cell>
          <table:table-cell table:style-name="ce26" office:value-type="string" calcext:value-type="string">
            <text:p>wool</text:p>
          </table:table-cell>
          <table:table-cell table:style-name="ce26" office:value-type="string" calcext:value-type="string">
            <text:p>WOOL</text:p>
          </table:table-cell>
          <table:table-cell table:style-name="ce43"/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Piece Goods (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6" office:value-type="string" calcext:value-type="string">
            <text:p><text:a xlink:href="../docs/html/cargos.html#yarn" xlink:type="simple">Yarn</text:a> </text:p>
          </table:table-cell>
          <table:table-cell table:style-name="ce26" office:value-type="string" calcext:value-type="string">
            <text:p><text:a xlink:href="../docs/html/cargos.html#yarn" xlink:type="simple">Yarn</text:a> </text:p>
          </table:table-cell>
          <table:table-cell table:style-name="ce26" office:value-type="string" calcext:value-type="string">
            <text:p>yarn</text:p>
          </table:table-cell>
          <table:table-cell table:style-name="ce26" office:value-type="string" calcext:value-type="string">
            <text:p>YARN</text:p>
          </table:table-cell>
          <table:table-cell table:style-name="ce43"/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string" calcext:value-type="string">
            <text:p>Piece Goods (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zinc" xlink:type="simple">Zinc</text:a> </text:p>
          </table:table-cell>
          <table:table-cell table:style-name="ce26" office:value-type="string" calcext:value-type="string">
            <text:p><text:a xlink:href="../docs/html/cargos.html#zinc" xlink:type="simple">Zinc</text:a> </text:p>
          </table:table-cell>
          <table:table-cell table:style-name="ce26" office:value-type="string" calcext:value-type="string">
            <text:p>zinc</text:p>
          </table:table-cell>
          <table:table-cell table:style-name="ce26" office:value-type="string" calcext:value-type="string">
            <text:p>ZINC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23])" office:value-type="float" office:value="62" calcext:value-type="float">
            <text:p>62</text:p>
          </table:table-cell>
          <table:table-cell table:formula="of:=COUNT([.B2:.B123])" office:value-type="float" office:value="60" calcext:value-type="float">
            <text:p>60</text:p>
          </table:table-cell>
          <table:table-cell table:formula="of:=COUNT([.C2:.C123])" office:value-type="float" office:value="64" calcext:value-type="float">
            <text:p>64</text:p>
          </table:table-cell>
          <table:table-cell table:formula="of:=COUNT([.D2:.D123])" office:value-type="float" office:value="48" calcext:value-type="float">
            <text:p>48</text:p>
          </table:table-cell>
          <table:table-cell table:formula="of:=COUNT([.E2:.E123])" office:value-type="float" office:value="64" calcext:value-type="float">
            <text:p>64</text:p>
          </table:table-cell>
          <table:table-cell table:formula="of:=COUNT([.R2:.R123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XIS Tropic</text:p>
          </table:table-cell>
          <table:table-cell table:number-columns-repeated="3"/>
          <table:table-cell office:value-type="string" calcext:value-type="string">
            <text:p>ANAPHYLAXIS</text:p>
          </table:table-cell>
          <table:table-cell office:value-type="string" calcext:value-type="string">
            <text:p>PRAXI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XIS Arctic</text:p>
          </table:table-cell>
          <table:table-cell table:number-columns-repeated="3"/>
          <table:table-cell office:value-type="string" calcext:value-type="string">
            <text:p>Another</text:p>
          </table:table-cell>
          <table:table-cell office:value-type="string" calcext:value-type="string">
            <text:p>Prett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teeltown</text:p>
          </table:table-cell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Ridiculousl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BLTC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Advanced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Industrial Revolution</text:p>
          </table:table-cell>
          <table:table-cell table:number-columns-repeated="3"/>
          <table:table-cell office:value-type="string" calcext:value-type="string">
            <text:p>Pretty</text:p>
          </table:table-cell>
          <table:table-cell office:value-type="string" calcext:value-type="string">
            <text:p>Xtrem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High Tech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Industry</text:p>
          </table:table-cell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Y’know</text:p>
          </table:table-cell>
          <table:table-cell office:value-type="string" calcext:value-type="string">
            <text:p>Set</text:p>
          </table:table-cell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Literally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 calcext:value-type="string">
            <text:p>Awesome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 calcext:value-type="string">
            <text:p>Xtreme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 calcext:value-type="string">
            <text:p>Industry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 calcext:value-type="string">
            <text:p>Set</text:p>
          </table:table-cell>
          <table:table-cell table:number-columns-repeated="10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8"/>
          <table:table-cell office:value-type="string" calcext:value-type="string">
            <text:p>JARVIS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Jake’s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Australian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Road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Vehicle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Inspired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Set</text:p>
          </table:table-cell>
          <table:table-cell table:number-columns-repeated="9"/>
        </table:table-row>
        <table:table-row table:style-name="ro2" table:number-rows-repeated="104842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industries" table:style-name="ta1"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row table:style-name="ro3">
          <table:table-cell table:style-name="ce17" office:value-type="string" calcext:value-type="string">
            <text:p>Steeltown</text:p>
          </table:table-cell>
          <table:table-cell table:style-name="ce17" office:value-type="string" calcext:value-type="string">
            <text:p>Steeltown+</text:p>
          </table:table-cell>
          <table:table-cell table:style-name="ce17" office:value-type="string" calcext:value-type="string">
            <text:p>AXIS Tropic</text:p>
          </table:table-cell>
          <table:table-cell table:style-name="ce17" office:value-type="string" calcext:value-type="string">
            <text:p>Industry Nam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Year</text:p>
          </table:table-cell>
          <table:table-cell table:style-name="ce17" office:value-type="string" calcext:value-type="string">
            <text:p>Colour</text:p>
          </table:table-cell>
          <table:table-cell table:style-name="ce17" office:value-type="string" calcext:value-type="string">
            <text:p>Station Name</text:p>
          </table:table-cell>
          <table:table-cell/>
          <table:table-cell table:style-name="ce17" office:value-type="string" calcext:value-type="string">
            <text:p>Accepts (Tropic)</text:p>
          </table:table-cell>
          <table:table-cell table:style-name="ce17" office:value-type="string" calcext:value-type="string">
            <text:p>Produces (Tropic)</text:p>
          </table:table-cell>
          <table:table-cell table:style-name="ce17" office:value-type="string" calcext:value-type="string">
            <text:p>Accepts (steeltown+)</text:p>
          </table:table-cell>
          <table:table-cell table:style-name="ce17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aluminium_plant" xlink:type="simple">Aluminium Plant</text:a> 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auxite, coke, scrap metal, sulfuric acid</text:p>
          </table:table-cell>
          <table:table-cell table:style-name="ce26" office:value-type="string" calcext:value-type="string">
            <text:p>aluminium, slag</text:p>
          </table:table-cell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Alumina Refinery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table:number-columns-repeated="2"/>
          <table:table-cell table:style-name="ce26" office:value-type="string" calcext:value-type="string">
            <text:p>Smelt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7" office:value-type="string" calcext:value-type="string">
            <text:p>bauxite, sodium hydroxide</text:p>
          </table:table-cell>
          <table:table-cell table:style-name="ce47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ammonia_plant" xlink:type="simple">Ammonia Plant</text:a> 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etrochemicals</text:p>
          </table:table-cell>
          <table:table-cell table:style-name="ce26" office:value-type="string" calcext:value-type="string">
            <text:p>ammonia</text:p>
          </table:table-cell>
          <table:table-cell office:value-type="string" calcext:value-type="string">
            <text:p>petrochemicals, <text:s/>nitrogen, hydrogen</text:p>
          </table:table-cell>
          <table:table-cell office:value-type="string" calcext:value-type="string">
            <text:p>ammonia, 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arable_farm" xlink:type="simple">Arable Farm</text:a> 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Manor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grain, nuts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assembly_plant" xlink:type="simple">Assembly Plant</text:a> 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Automotiv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teel, glass, vehicle parts, rubber parts</text:p>
          </table:table-cell>
          <table:table-cell table:style-name="ce26" office:value-type="string" calcext:value-type="string">
            <text:p>vehicles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3"/>
          <table:table-cell table:style-name="ce21" office:value-type="string" calcext:value-type="string">
            <text:p>Bakery</text:p>
          </table:table-cell>
          <table:table-cell table:style-name="ce26" table:number-columns-repeated="3"/>
          <table:table-cell table:style-name="ce26" office:value-type="string" calcext:value-type="string">
            <text:p>Hot Bread</text:p>
          </table:table-cell>
          <table:table-cell table:style-name="ce26"/>
          <table:table-cell table:style-name="ce26" office:value-type="string" calcext:value-type="string">
            <text:p>flour, sugar, additive, packaging, edible oil?</text:p>
          </table:table-cell>
          <table:table-cell table:style-name="ce26" office:value-type="string" calcext:value-type="string">
            <text:p>food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Iron, Scrap metal, Quicklime, cobalt</text:p>
          </table:table-cell>
          <table:table-cell table:style-name="ce26" office:value-type="string" calcext:value-type="string">
            <text:p>steel, slag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Bauxite Mine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iorefinery" xlink:type="simple">Biorefinery</text:a> 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Refinery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edible oil, biomass, grain, sugarcane</text:p>
          </table:table-cell>
          <table:table-cell office:value-type="string" calcext:value-type="string">
            <text:p>petrochemicals, petroleum fuels</text:p>
          </table:table-cell>
          <table:table-cell office:value-type="string" calcext:value-type="string">
            <text:p>grain, produce</text:p>
          </table:table-cell>
          <table:table-cell office:value-type="string" calcext:value-type="string">
            <text:p>petrochemicals, petroleum fuels, monomer?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last_furnace" xlink:type="simple">Blast Furnace</text:a>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body_plant" xlink:type="simple">Body Plant</text:a> 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brewery" xlink:type="simple">Brewery</text:a> 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arrel and Ke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<text:s/>grain, packaging, sugar</text:p>
          </table:table-cell>
          <table:table-cell table:style-name="ce26" office:value-type="string" calcext:value-type="string">
            <text:p>alcohol, biomas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brick_works" xlink:type="simple">Brick Works</text:a> 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Kiln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lay, sand, coke</text:p>
          </table:table-cell>
          <table:table-cell table:style-name="ce26" office:value-type="string" calcext:value-type="string">
            <text:p>building materials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uilders_yard" xlink:type="simple">Builders Yard</text:a> 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Merchant's La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lass, metal parts, timber</text:p>
          </table:table-cell>
          <table:table-cell table:style-name="ce26" office:value-type="string" calcext:value-type="string">
            <text:p>building materials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ulk_terminal" xlink:type="simple">Bulk Terminal</text:a> 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string" calcext:value-type="string">
            <text:p>Tidal Yar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uilding materials, fertiliser, rare metals, flour</text:p>
          </table:table-cell>
          <table:table-cell table:style-name="ce26" office:value-type="string" calcext:value-type="string">
            <text:p>coal, 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string" calcext:value-type="string">
            <text:p>Soot Furnac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ement_plant" xlink:type="simple">Cement Plant</text:a> 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il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slag, sand, quicklime</text:p>
          </table:table-cell>
          <table:table-cell table:style-name="ce26" office:value-type="string" calcext:value-type="string">
            <text:p>building materials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chemical_plant" xlink:type="simple">Chemical Plant</text:a> 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salt, <text:s/>sulfur, petrochem</text:p>
          </table:table-cell>
          <table:table-cell table:style-name="ce26" office:value-type="string" calcext:value-type="string">
            <text:p>acetic acid, food additive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rine Work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cleaning agents, food additive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, hydrogen</text:p>
          </table:table-cell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chromite_mine" xlink:type="simple">Chromite Mine</text:a> 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Pyrite Deposit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cider_mill" xlink:type="simple">Cider Mill</text:a> 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arrel and Keg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Explosives Factory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lfuric acid, plastic, ammonia, fuel?</text:p>
          </table:table-cell>
          <table:table-cell table:style-name="ce26" office:value-type="string" calcext:value-type="string">
            <text:p>ensp, fertilizer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clay_pit" xlink:type="simple">Clay Pit</text:a> 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Pi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clay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Colliery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coffee_estate" xlink:type="simple">Coffee Estate</text:a> 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string" calcext:value-type="string">
            <text:p>Estat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ke_oven" xlink:type="simple">Coke Oven</text:a> 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Bank Top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coke, sulfur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Component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metal parts, rubber parts, <text:s/>plastic, textiles, paints &amp; coatings</text:p>
          </table:table-cell>
          <table:table-cell table:style-name="ce26" office:value-type="string" calcext:value-type="string">
            <text:p>vehicle parts 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Copper Concentrator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copper ore, scrap metal</text:p>
          </table:table-cell>
          <table:table-cell office:value-type="string" calcext:value-type="string">
            <text:p>copper concentrate, rare metals, sulfuric aci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copper_mine" xlink:type="simple">Copper Mine</text:a> 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Copper Lod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copper or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pper_refinery" xlink:type="simple">Copper Smelter</text:a> 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copper concentrate, coke, limestone</text:p>
          </table:table-cell>
          <table:table-cell table:style-name="ce26" office:value-type="string" calcext:value-type="string">
            <text:p>copper, slag, sulfur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ryo_plant" xlink:type="simple">Cryo Plant</text:a> 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string" calcext:value-type="string">
            <text:p>Cryo Plant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dairy" xlink:type="simple">Dairy</text:a> 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Dairy La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milk, sugar, additive, packaging</text:p>
          </table:table-cell>
          <table:table-cell table:style-name="ce26" office:value-type="string" calcext:value-type="string">
            <text:p>food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dairy_farm" xlink:type="simple">Dairy Farm</text:a> 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Meadow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milk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diamond_mine" xlink:type="simple">Diamond Mine</text:a> 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string" calcext:value-type="string">
            <text:p>Kimberlite Deposit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maybe replace with rare earth ore?</text:p>
          </table:table-cell>
          <table:table-cell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dredging_site" xlink:type="simple">Dredging Site</text:a> 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Sandban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nd, clay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28" office:value-type="string" calcext:value-type="string">
            <text:p><text:a xlink:href="../docs/html/industries.html#engine_plant" xlink:type="simple">Engine Plant</text:a> 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Powertrain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<text:s/>aluminium, forgings and castings, metal parts, rubber parts, refined oil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lectronics Factory</text:p>
          </table:table-cell>
          <table:table-cell table:style-name="ce26" table:number-columns-repeated="3"/>
          <table:table-cell table:style-name="ce26" office:value-type="string" calcext:value-type="string">
            <text:p>Electronics</text:p>
          </table:table-cell>
          <table:table-cell table:style-name="ce26"/>
          <table:table-cell table:style-name="ce26" office:value-type="string" calcext:value-type="string">
            <text:p>copper, sulfuric acid, plastic, rare metals</text:p>
          </table:table-cell>
          <table:table-cell table:style-name="ce26" office:value-type="string" calcext:value-type="string">
            <text:p>vehicle parts, goods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Appliance Factory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0" calcext:value-type="float">
            <text:p>0</text:p>
          </table:table-cell>
          <table:table-cell table:style-name="ce46" office:value-type="float" office:value="69" calcext:value-type="float">
            <text:p>69</text:p>
          </table:table-cell>
          <table:table-cell table:style-name="ce26" office:value-type="string" calcext:value-type="string">
            <text:p>Industrial Par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metal parts, glass, plastics, rubber parts</text:p>
          </table:table-cell>
          <table:table-cell table:style-name="ce26" office:value-type="string" calcext:value-type="string">
            <text:p>goods </text:p>
          </table:table-cell>
          <table:table-cell table:style-name="ce48" office:value-type="string" calcext:value-type="string">
            <text:p>alloy steel, aluminium?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Cleaning Products Factory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0" calcext:value-type="float">
            <text:p>0</text:p>
          </table:table-cell>
          <table:table-cell table:style-name="ce46" office:value-type="float" office:value="70" calcext:value-type="float">
            <text:p>70</text:p>
          </table:table-cell>
          <table:table-cell table:style-name="ce26" office:value-type="string" calcext:value-type="string">
            <text:p>Industrial Par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oda ash, edible oil, phosphoric acid, ammonia</text:p>
          </table:table-cell>
          <table:table-cell table:style-name="ce26" office:value-type="string" calcext:value-type="string">
            <text:p>cleaning agents, goods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Paint Factory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0" calcext:value-type="float">
            <text:p>0</text:p>
          </table:table-cell>
          <table:table-cell table:style-name="ce46" office:value-type="float" office:value="45" calcext:value-type="float">
            <text:p>45</text:p>
          </table:table-cell>
          <table:table-cell table:style-name="ce26" office:value-type="string" calcext:value-type="string">
            <text:p>Lacquer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etrochemicals, quicklime</text:p>
          </table:table-cell>
          <table:table-cell table:style-name="ce26"/>
          <table:table-cell office:value-type="string" calcext:value-type="string">
            <text:p>petrochemicals, <text:s/>carbon black, <text:s/>plastic, quicklime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farm" xlink:type="simple">Farm</text:a> 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Barn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fibres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 table:number-columns-repeated="3"/>
          <table:table-cell table:style-name="ce32" office:value-type="string" calcext:value-type="string">
            <text:p>Ferroalloy Smelter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rine 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hosphoric acid, ammonia, biomass, slag</text:p>
          </table:table-cell>
          <table:table-cell table:style-name="ce26" office:value-type="string" calcext:value-type="string">
            <text:p>fertiliser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Coal Liquefaction Plant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Refiner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oi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ish_farm" xlink:type="simple">Fish Farm</text:a> 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Seafood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fish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ishing_grounds" xlink:type="simple">Fishing Grounds</text:a> 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Shoals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fish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ishing_harbour" xlink:type="simple">Fishing Harbour</text:a> 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Fish Marke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ish</text:p>
          </table:table-cell>
          <table:table-cell table:style-name="ce26" office:value-type="string" calcext:value-type="string">
            <text:p>meat, biomas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lour_mill" xlink:type="simple">Flour Mill</text:a> 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Mill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rain, beans</text:p>
          </table:table-cell>
          <table:table-cell table:style-name="ce26" office:value-type="string" calcext:value-type="string">
            <text:p>flour, edible oil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Food Proc. Plant (Cannery)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Food Corporation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gar, edible oil, additive, flour, meat, packaging</text:p>
          </table:table-cell>
          <table:table-cell table:style-name="ce26" office:value-type="string" calcext:value-type="string">
            <text:p>food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orest" xlink:type="simple">Forest</text:a>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string" calcext:value-type="string">
            <text:p>Log Landing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wood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Foundry</text:p>
          </table:table-cell>
          <table:table-cell table:style-name="ce26" table:number-columns-repeated="5"/>
          <table:table-cell office:value-type="string" calcext:value-type="string">
            <text:p>iron, aluminium, sand</text:p>
          </table:table-cell>
          <table:table-cell table:style-name="ce26" office:value-type="string" calcext:value-type="string">
            <text:p>metal parts</text:p>
          </table:table-cell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string" calcext:value-type="string">
            <text:p>Plantation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fruit, nuts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Joiner's Shop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timber, textiles, metal parts, glass</text:p>
          </table:table-cell>
          <table:table-cell table:style-name="ce26" office:value-type="string" calcext:value-type="string">
            <text:p>goods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general_store" xlink:type="simple">General Store</text:a> 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Store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ood, fruit</text:p>
          </table:table-cell>
          <table:table-cell table:style-name="ce26"/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glass_works" xlink:type="simple">Glass Works</text:a> 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Sharp Street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ood_market" xlink:type="simple">Grocer's Shop</text:a> 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Store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ruit, meat, food</text:p>
          </table:table-cell>
          <table:table-cell table:style-name="ce26"/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hardware_store" xlink:type="simple">Hardware Store</text:a> 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Old Town Hall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oods, building materials</text:p>
          </table:table-cell>
          <table:table-cell table:style-name="ce26"/>
          <table:table-cell office:value-type="string" calcext:value-type="string">
            <text:p>goods, steel parts, glas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herding_coop" xlink:type="simple">Herding Co-op</text:a> 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string" calcext:value-type="string">
            <text:p>Lod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hotel" xlink:type="simple">Hotel</text:a> 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9" calcext:value-type="float">
            <text:p>189</text:p>
          </table:table-cell>
          <table:table-cell table:style-name="ce46" office:value-type="string" calcext:value-type="string">
            <text:p>Resor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lcohol</text:p>
          </table:table-cell>
          <table:table-cell table:style-name="ce26" office:value-type="string" calcext:value-type="string">
            <text:p>pax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iron_ore_mine" xlink:type="simple">Iron Ore Mine</text:a> 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Ironsto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iron or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latex_processor" xlink:type="simple">Latex Processor</text:a> 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Sharp Street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lime_kiln" xlink:type="simple">Lime Kiln</text:a> 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Kiln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limestone, petrol</text:p>
          </table:table-cell>
          <table:table-cell table:style-name="ce26" office:value-type="string" calcext:value-type="string">
            <text:p>quicklime, food additive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limestone_mine" xlink:type="simple">Limestone Mine</text:a> 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string" calcext:value-type="string">
            <text:p>Limestone Mine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liquids_terminal" xlink:type="simple">Liquids Terminal</text:a> 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Tank Far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hosphoric acid, cleaning agents, rubber</text:p>
          </table:table-cell>
          <table:table-cell table:style-name="ce26" office:value-type="string" calcext:value-type="string">
            <text:p>ammonia, oil, acetic acid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Machinery Factory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1790" calcext:value-type="float">
            <text:p>179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Heavy Equipment Yar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teel, glass, vehicle parts, rubber parts</text:p>
          </table:table-cell>
          <table:table-cell table:style-name="ce26" office:value-type="string" calcext:value-type="string">
            <text:p>ensp, fmsp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Electrical Works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Dynamo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manganese_mine" xlink:type="simple">Manganese Mine</text:a> 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Manganese Mine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Meat Packing Plant</text:p>
          </table:table-cell>
          <table:table-cell table:style-name="ce26" table:number-columns-repeated="3"/>
          <table:table-cell table:style-name="ce26" office:value-type="string" calcext:value-type="string">
            <text:p>Butchery</text:p>
          </table:table-cell>
          <table:table-cell table:style-name="ce26"/>
          <table:table-cell table:style-name="ce26" office:value-type="string" calcext:value-type="string">
            <text:p>Meat, Packaging, Additive</text:p>
          </table:table-cell>
          <table:table-cell table:style-name="ce26" office:value-type="string" calcext:value-type="string">
            <text:p>Food <text:s/>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metal_workshop" xlink:type="simple">Metal Workshop</text:a> 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Stamp and Plat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teel, copper, rare metals, paints &amp; coatings</text:p>
          </table:table-cell>
          <table:table-cell table:style-name="ce26" office:value-type="string" calcext:value-type="string">
            <text:p>metal parts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ethylene_cracker" xlink:type="simple">Naphtha Cracker</text:a> 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nitrate_mine" xlink:type="simple">Nitrate Mine</text:a> 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Saltpeter Work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il_refinery" xlink:type="simple">Oil Refinery</text:a> 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Refiner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oil</text:p>
          </table:table-cell>
          <table:table-cell table:style-name="ce26" office:value-type="string" calcext:value-type="string">
            <text:p>fuel, petrochemicals, sulfu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il_rig" xlink:type="simple">Oil Rig</text:a> 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967" calcext:value-type="float">
            <text:p>1967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Field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oil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il_wells" xlink:type="simple">Oil Wells</text:a>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Well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oil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Orchard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frui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Packaging Plant</text:p>
          </table:table-cell>
          <table:table-cell table:style-name="ce26" table:number-columns-repeated="5"/>
          <table:table-cell table:style-name="ce26" office:value-type="string" calcext:value-type="string">
            <text:p>plastic, steel, glass</text:p>
          </table:table-cell>
          <table:table-cell table:style-name="ce26" office:value-type="string" calcext:value-type="string">
            <text:p>packaging 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Plastic Moulding Plant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Moulding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paper_mill" xlink:type="simple">Paper Mill</text:a> 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Mill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wood, sulfuric acid, clay, biomass</text:p>
          </table:table-cell>
          <table:table-cell table:style-name="ce26" office:value-type="string" calcext:value-type="string">
            <text:p>packaging, goods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peatlands" xlink:type="simple">Peatlands</text:a> 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string" calcext:value-type="string">
            <text:p>Peatland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petrol_pump" xlink:type="simple">Petrol Station</text:a> 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Pumps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fuel, foo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phosphate_mine" xlink:type="simple">Phosphate Mine</text:a> 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Pi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phosphat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hosphate, sulfuric acid</text:p>
          </table:table-cell>
          <table:table-cell table:style-name="ce26" office:value-type="string" calcext:value-type="string">
            <text:p>phosphoric acid, food additive?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plaza" xlink:type="simple">Plaza</text:a> 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Plaza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Polymerisation Plant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Polymer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etrochemicals, acetic acid, ammonia</text:p>
          </table:table-cell>
          <table:table-cell table:style-name="ce26" office:value-type="string" calcext:value-type="string">
            <text:p>plastic, rubber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 table:number-columns-repeated="3"/>
          <table:table-cell table:style-name="ce46" office:value-type="string" calcext:value-type="string">
            <text:p>Produce Packaging Plant</text:p>
          </table:table-cell>
          <table:table-cell table:style-name="ce26" table:number-columns-repeated="3"/>
          <table:table-cell table:style-name="ce26" office:value-type="string" calcext:value-type="string">
            <text:p>Food Corporation</text:p>
          </table:table-cell>
          <table:table-cell table:style-name="ce26"/>
          <table:table-cell table:style-name="ce26" office:value-type="string" calcext:value-type="string">
            <text:p>nuts, fruit, packaging, sugar, acetic acid</text:p>
          </table:table-cell>
          <table:table-cell table:style-name="ce26" office:value-type="string" calcext:value-type="string">
            <text:p>food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Synthetic rubber plant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Moulding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port" xlink:type="simple">Port</text:a> 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Watersid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oods, food, alcohol</text:p>
          </table:table-cell>
          <table:table-cell table:style-name="ce26" office:value-type="string" calcext:value-type="string">
            <text:p>ensp, fmsp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industries.html#potash_mine" xlink:type="simple">Potash Mine</text:a> 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string" calcext:value-type="string">
            <text:p>Tanner Road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power_plant" xlink:type="simple">Power Plant</text:a> 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Power Plan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al, fuel, biomass</text:p>
          </table:table-cell>
          <table:table-cell table:style-name="ce26"/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pyrite_mine" xlink:type="simple">Pyrite Mine</text:a> 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Pyrite Deposit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pyrite_smelter" xlink:type="simple">Pyrite Smelter</text:a> 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ferroalloy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quarry" xlink:type="simple">Quarry</text:a> 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Quarry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limestone, sand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ranch" xlink:type="simple">Ranch</text:a> 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Ranch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recycling_depot" xlink:type="simple">Recycling Depot</text:a> 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978" calcext:value-type="float">
            <text:p>1978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High Road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rcyc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recycling_plant" xlink:type="simple">Recycling Plant</text:a>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978" calcext:value-type="float">
            <text:p>1978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Industrial Par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rcyc</text:p>
          </table:table-cell>
          <table:table-cell table:style-name="ce26" office:value-type="string" calcext:value-type="string">
            <text:p>scrap metal, plastic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Rendering Plant</text:p>
          </table:table-cell>
          <table:table-cell table:style-name="ce26" table:number-columns-repeated="3"/>
          <table:table-cell table:style-name="ce26" office:value-type="string" calcext:value-type="string">
            <text:p>Rendering</text:p>
          </table:table-cell>
          <table:table-cell table:style-name="ce26"/>
          <table:table-cell table:style-name="ce26" office:value-type="string" calcext:value-type="string">
            <text:p>biomass, meat</text:p>
          </table:table-cell>
          <table:table-cell table:style-name="ce26" office:value-type="string" calcext:value-type="string">
            <text:p>edible oil, fertiliser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Tappers She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rubber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salt_mine" xlink:type="simple">Salt Mine</text:a> 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Trona Bed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lt, food additiv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alt Evaporator</text:p>
          </table:table-cell>
          <table:table-cell table:style-name="ce26" table:number-columns-repeated="3"/>
          <table:table-cell table:style-name="ce26" office:value-type="string" calcext:value-type="string">
            <text:p>Salt Flats</text:p>
          </table:table-cell>
          <table:table-cell table:style-name="ce26"/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lt, food additive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sawmill" xlink:type="simple">Sawmill</text:a> 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Mill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wood</text:p>
          </table:table-cell>
          <table:table-cell table:style-name="ce26" office:value-type="string" calcext:value-type="string">
            <text:p>timber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junk_yard" xlink:type="simple">Scrap Yard</text:a> 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string" calcext:value-type="string">
            <text:p>Boneyard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scmt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sheep_farm" xlink:type="simple">Sheep Farm</text:a> 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Sheep Fol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wool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Galvanising Plant 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Pipe M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ilo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smithy_forge" xlink:type="simple">Smithy Forge</text:a> 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For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iron, coke, </text:p>
          </table:table-cell>
          <table:table-cell table:style-name="ce26" office:value-type="string" calcext:value-type="string">
            <text:p>ensp, fmsp, metal part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Soda Ash Mine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Trona Bed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oda ash, salt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solvay_plant" xlink:type="simple">Solvay Plant</text:a> 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rine Works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integrated_steel_mill" xlink:type="simple">Steel Mill</text:a> 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Abattoir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string" calcext:value-type="string">
            <text:p>Horse Market</text:p>
          </table:table-cell>
          <table:table-cell table:style-name="ce26" office:value-type="float" office:value="2" calcext:value-type="float">
            <text:p>2</text:p>
          </table:table-cell>
          <table:table-cell table:style-name="ce24" office:value-type="string" calcext:value-type="string">
            <text:p>livestock, cleaning agents</text:p>
          </table:table-cell>
          <table:table-cell table:style-name="ce26" office:value-type="string" calcext:value-type="string">
            <text:p>meat, biomass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sugar_refinery" xlink:type="simple">Sugar Refinery</text:a> 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string" calcext:value-type="string">
            <text:p>Sugar Compan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gar cane, phosphoric acid, additive</text:p>
          </table:table-cell>
          <table:table-cell table:style-name="ce26" office:value-type="string" calcext:value-type="string">
            <text:p>sugar, biomass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Acid Plant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lphur, </text:p>
          </table:table-cell>
          <table:table-cell table:style-name="ce26" office:value-type="string" calcext:value-type="string">
            <text:p>sulfuric acid</text:p>
          </table:table-cell>
          <table:table-cell office:value-type="string" calcext:value-type="string">
            <text:p>sulphur, nitrogen, hyd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(Engineering) <text:a xlink:href="../docs/html/industries.html#supply_yard" xlink:type="simple">Supply Yard</text:a> 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Bas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vehicles, fuel, ammonium nitrate</text:p>
          </table:table-cell>
          <table:table-cell table:style-name="ce26"/>
          <table:table-cell office:value-type="string" calcext:value-type="string">
            <text:p>ammonium nitrate, vehicles, fuel, hydrogen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3"/>
          <table:table-cell table:style-name="ce46" office:value-type="string" calcext:value-type="string">
            <text:p>Farm Supply Yard</text:p>
          </table:table-cell>
          <table:table-cell table:style-name="ce26" table:number-columns-repeated="5"/>
          <table:table-cell table:style-name="ce26" office:value-type="string" calcext:value-type="string">
            <text:p>vehicles, fuel, fertiliser</text:p>
          </table:table-cell>
          <table:table-cell table:style-name="ce26"/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textile_mill" xlink:type="simple">Textile Mill</text:a> 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Weave and Dy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ibres, plastic, acetic acid</text:p>
          </table:table-cell>
          <table:table-cell table:style-name="ce26" office:value-type="string" calcext:value-type="string">
            <text:p>textiles, good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lumber_yard" xlink:type="simple">Timber Yard</text:a> 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string" calcext:value-type="string">
            <text:p>Creosotin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wood, petrochem</text:p>
          </table:table-cell>
          <table:table-cell table:style-name="ce26" office:value-type="string" calcext:value-type="string">
            <text:p>timber, biomas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tinplate_works" xlink:type="simple">Tinplate Works</text:a> 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trading_post" xlink:type="simple">Trading Post</text:a> 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Landing Sta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leaning products, bdmt, vehicles</text:p>
          </table:table-cell>
          <table:table-cell table:style-name="ce26" office:value-type="string" calcext:value-type="string">
            <text:p>scrap metal, fibres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tyre_plant" xlink:type="simple">Tyre Plant</text:a> 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Rubber Company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rubber, metal parts, sulfur</text:p>
          </table:table-cell>
          <table:table-cell table:style-name="ce26" office:value-type="string" calcext:value-type="string">
            <text:p><text:s/>rubber parts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string" calcext:value-type="string">
            <text:p>Truck Lot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<text:a xlink:href="../docs/html/industries.html#vineyard" xlink:type="simple">Vineyard</text:a> 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Winer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fruit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6" office:value-type="string" calcext:value-type="string">
            <text:p>Winery</text:p>
          </table:table-cell>
          <table:table-cell table:style-name="ce26" table:number-columns-repeated="5"/>
          <table:table-cell table:style-name="ce26" office:value-type="string" calcext:value-type="string">
            <text:p>fruit, packaging, additive</text:p>
          </table:table-cell>
          <table:table-cell table:style-name="ce26" office:value-type="string" calcext:value-type="string">
            <text:p>alcohol, acetic acid, <text:s/>bio waste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wharf" xlink:type="simple">Wharf</text:a> 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Shorefront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building materials, metal parts, vehicles, food</text:p>
          </table:table-cell>
          <table:table-cell office:value-type="string" calcext:value-type="string">
            <text:p>ensp, fmsp, <text:s/></text:p>
          </table:table-cell>
          <table:table-cell office:value-type="string" calcext:value-type="string">
            <text:p>clinker, goods, cleaning products, metal wire</text:p>
          </table:table-cell>
          <table:table-cell table:style-name="ce48" office:value-type="string" calcext:value-type="string">
            <text:p>scrap metal, ensp, copper concentrate, salt?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string" calcext:value-type="string">
            <text:p>Rod Mill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26"/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4:.A125])" office:value-type="float" office:value="30" calcext:value-type="float">
            <text:p>30</text:p>
          </table:table-cell>
          <table:table-cell table:formula="of:=COUNT([.B4:.B125])" office:value-type="float" office:value="74" calcext:value-type="float">
            <text:p>74</text:p>
          </table:table-cell>
          <table:table-cell table:formula="of:=COUNT([.C4:.C125])" office:value-type="float" office:value="78" calcext:value-type="float">
            <text:p>78</text:p>
          </table:table-cell>
          <table:table-cell table:number-columns-repeated="10"/>
        </table:table-row>
        <table:table-row table:style-name="ro3" table:number-rows-repeated="104844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3" table:style-name="ta1">
        <table:table-column table:style-name="co14" table:number-columns-repeated="11" table:default-cell-style-name="Default"/>
        <table:table-row table:style-name="ro4">
          <table:table-cell office:value-type="string" calcext:value-type="string">
            <text:p>AXIS Agriculture economy ideas</text:p>
          </table:table-cell>
          <table:table-cell table:number-columns-repeated="6"/>
          <table:table-cell office:value-type="string" calcext:value-type="string">
            <text:p>AXIS Kitchen Sink Ideas: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battoir and Fishing Harbour produces Meat and Rendering (animal waste)</text:p>
          </table:table-cell>
          <table:table-cell table:number-columns-repeated="6"/>
          <table:table-cell office:value-type="string" calcext:value-type="string">
            <text:p>Take AXIS Steeltown but remove advanced steel processing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ndering Plant produces Edible Oil (tallow), Biomass or Fertiliser (bone meal)</text:p>
          </table:table-cell>
          <table:table-cell table:number-columns-repeated="6"/>
          <table:table-cell office:value-type="string" calcext:value-type="string">
            <text:p>Plain steel only, no alloy/carbon steel. Keep iron/blast furnace th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ybe separate Tallow from Edible Oil if cargo limits allo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Edible Oil goes to Biorefinery (biofuels) or Soap Factory, and Food Processing Plant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Re-add wood, food proc stuff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Types of produce:</text:p>
          </table:table-cell>
          <table:table-cell table:number-columns-repeated="6"/>
          <table:table-cell office:value-type="string" calcext:value-type="string">
            <text:p>Recycling plant (waste sorting plant) makes biomass, plastic, scrap met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ans/Soy</text:p>
          </table:table-cell>
          <table:table-cell table:number-columns-repeated="6"/>
          <table:table-cell office:value-type="string" calcext:value-type="string">
            <text:p>Maybe re-add packaging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heat</text:p>
          </table:table-cell>
          <table:table-cell table:number-columns-repeated="6"/>
          <table:table-cell office:value-type="string" calcext:value-type="string">
            <text:p>Meat packing plant? Fruit packing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iz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Fruit/Veg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ugar Beet</text:p>
          </table:table-cell>
          <table:table-cell table:number-columns-repeated="10"/>
        </table:table-row>
        <table:table-row table:style-name="ro4" table:number-rows-repeated="2">
          <table:table-cell table:number-columns-repeated="11"/>
        </table:table-row>
        <table:table-row table:style-name="ro4">
          <table:table-cell office:value-type="string" calcext:value-type="string">
            <text:p>Sawmill produces wood chips, timbe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aper mill accepts wood chips, acid, clay <text:s/>etc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Steeltown+ Ideas</text:p>
          </table:table-cell>
          <table:table-cell table:number-columns-repeated="6"/>
          <table:table-cell office:value-type="string" calcext:value-type="string">
            <text:p>AXIS Industial Revolution Ideas: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eet mills, etc. produce scrap metal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efinery accepts cleaning products?</text:p>
          </table:table-cell>
          <table:table-cell table:number-columns-repeated="6"/>
          <table:table-cell office:value-type="string" calcext:value-type="string">
            <text:p>Gas works, makes gas from co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alt evaporato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ar sands mine, produces tar and sand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XIS Tropical Economy Ideas: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Coffee, Beans, (Natural) Rubber, Cotton? Cassava? </text:p>
          </table:table-cell>
          <table:table-cell table:number-columns-repeated="8"/>
          <table:table-cell office:value-type="string" calcext:value-type="string">
            <text:p>Abattoir and Fishing Harbour produces Meat and Biomass (animal waste)</text:p>
          </table:table-cell>
          <table:table-cell/>
        </table:table-row>
        <table:table-row table:style-name="ro4">
          <table:table-cell office:value-type="string" calcext:value-type="string">
            <text:p>Integrated steel mill if no room for iron etc.</text:p>
          </table:table-cell>
          <table:table-cell table:number-columns-repeated="8"/>
          <table:table-cell office:value-type="string" calcext:value-type="string">
            <text:p>Rendering Plant produces Edible Oil (tallow), Fertiliser (bone meal)</text:p>
          </table:table-cell>
          <table:table-cell/>
        </table:table-row>
        <table:table-row table:style-name="ro4">
          <table:table-cell office:value-type="string" calcext:value-type="string">
            <text:p>Simplified machinery factory that produces vehicles from rubber parts, metal parts instead of vehicle bodies/engine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Keep advanced chains for copper/zinc/alum</text:p>
          </table:table-cell>
          <table:table-cell table:number-columns-repeated="8"/>
          <table:table-cell office:value-type="string" calcext:value-type="string">
            <text:p>Edible Oil goes to Biorefinery (biofuels) or Soap Factory, and Food Processing Plant</text:p>
          </table:table-cell>
          <table:table-cell/>
        </table:table-row>
        <table:table-row table:style-name="ro4">
          <table:table-cell office:value-type="string" calcext:value-type="string">
            <text:p>Add phosphate/acid chain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lag goes to fert plant/cement plant directly?</text:p>
          </table:table-cell>
          <table:table-cell table:number-columns-repeated="10"/>
        </table:table-row>
        <table:table-row table:style-name="ro4">
          <table:table-cell table:number-columns-repeated="10"/>
          <table:table-cell office:value-type="string" calcext:value-type="string">
            <text:p>Winery produces Acid as a byproduct (vinegar)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4">
          <table:table-cell office:value-type="string" calcext:value-type="string">
            <text:p>AXIS Hi-Tech Ideas</text:p>
          </table:table-cell>
          <table:table-cell table:number-columns-repeated="6"/>
          <table:table-cell office:value-type="string" calcext:value-type="string">
            <text:p>AXIS Chemistry Ideas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Rare earth metals ore, goes to different proc plants to get different materials</text:p>
          </table:table-cell>
          <table:table-cell table:number-columns-repeated="6"/>
          <table:table-cell office:value-type="string" calcext:value-type="string">
            <text:p>Natural ga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breglass</text:p>
          </table:table-cell>
          <table:table-cell table:number-columns-repeated="6"/>
          <table:table-cell office:value-type="string" calcext:value-type="string">
            <text:p>More advanced agriculture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erric chloride</text:p>
          </table:table-cell>
          <table:table-cell table:number-columns-repeated="6"/>
          <table:table-cell office:value-type="string" calcext:value-type="string">
            <text:p>Food additive carg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fferent acid types (H2SO4 and Hcl)</text:p>
          </table:table-cell>
          <table:table-cell table:number-columns-repeated="6"/>
          <table:table-cell office:value-type="string" calcext:value-type="string">
            <text:p>Re-add some metal proc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licon refinery (sand + carbon)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Frackin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 ideas from bobs mods etc</text:p>
          </table:table-cell>
          <table:table-cell table:number-columns-repeated="6"/>
          <table:table-cell office:value-type="string" calcext:value-type="string">
            <text:p>Tar extraction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Oil sands/oil sha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ithium mine produces lithium or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ithium ore goes to lithium extractor + chlorine/soda ash to produce lithium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ithium goes to battery factory along with cobalt, copper, acid and mo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3-12-07T13:54:31.282758401</dc:date>
    <meta:editing-duration>P61DT20H3M32S</meta:editing-duration>
    <meta:editing-cycles>33</meta:editing-cycles>
    <meta:generator>LibreOffice/7.4.0.3$MacOSX_AARCH64 LibreOffice_project/f85e47c08ddd19c015c0114a68350214f7066f5a</meta:generator>
    <meta:document-statistic meta:table-count="3" meta:cell-count="2628" meta:object-count="0"/>
  </office:meta>
</office:document-meta>
</file>